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800004C70000021FD7F5D7C5A.svm" manifest:media-type=""/>
  <manifest:file-entry manifest:full-path="Pictures/2000000800004C7000001DBE76DDDAFB.svm" manifest:media-type=""/>
  <manifest:file-entry manifest:full-path="Pictures/10000201000001C6000000AA4559025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DejaVu Sans2" svg:font-family="'DejaVu Sans'"/>
    <style:font-face style:name="Open Sans1" svg:font-family="'Open Sans'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Open Sans" svg:font-family="'Ope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1.549cm" fo:min-width="19.77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>
      <style:graphic-properties draw:stroke="none" svg:stroke-width="0cm" draw:fill="none" draw:textarea-vertical-align="middle" draw:auto-grow-height="false" draw:fit-to-size="false" fo:min-height="2.924cm" fo:min-width="22.359cm" fo:padding-top="0.125cm" fo:padding-bottom="0.125cm" fo:padding-left="0.25cm" fo:padding-right="0.25cm" fo:wrap-option="wrap"/>
    </style:style>
    <style:style style:name="gr7" style:family="graphic">
      <style:graphic-properties draw:stroke="none" svg:stroke-width="0cm" draw:fill="none" draw:textarea-vertical-align="top" draw:auto-grow-height="false" draw:fit-to-size="false" fo:min-height="12.321cm" fo:min-width="22.359cm" fo:padding-top="0.125cm" fo:padding-bottom="0.125cm" fo:padding-left="0.25cm" fo:padding-right="0.25cm" fo:wrap-option="wrap"/>
    </style:style>
    <style:style style:name="gr8" style:family="graphic">
      <style:graphic-properties draw:stroke="none" svg:stroke-width="0cm" draw:fill="none" draw:textarea-vertical-align="middle" draw:auto-grow-height="false" draw:fit-to-size="false" fo:min-height="0.763cm" fo:min-width="5.426cm" fo:padding-top="0.125cm" fo:padding-bottom="0.125cm" fo:padding-left="0.25cm" fo:padding-right="0.25cm" fo:wrap-option="wrap"/>
    </style:style>
    <style:style style:name="gr9" style:family="graphic">
      <style:graphic-properties draw:stroke="none" svg:stroke-width="0cm" draw:fill="none" draw:textarea-vertical-align="middle" draw:auto-grow-height="false" draw:fit-to-size="false" fo:min-height="0.763cm" fo:min-width="8.521cm" fo:padding-top="0.125cm" fo:padding-bottom="0.125cm" fo:padding-left="0.25cm" fo:padding-right="0.25cm" fo:wrap-option="wrap"/>
    </style:style>
    <style:style style:name="gr10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>
      <style:graphic-properties draw:stroke="none" svg:stroke-width="0cm" draw:fill="none" draw:textarea-vertical-align="middle" draw:auto-grow-height="false" draw:fit-to-size="false" fo:min-height="0.763cm" fo:min-width="8.981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cm" svg:stroke-color="#000000" draw:fill="solid" draw:fill-color="#669900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 style:list-style-name="L10">
      <style:graphic-properties draw:stroke="solid" svg:stroke-width="0cm" svg:stroke-color="#000000" draw:fill="solid" draw:fill-color="#eeeee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 style:list-style-name="L10">
      <style:graphic-properties draw:stroke="solid" svg:stroke-width="0cm" svg:stroke-color="#000000" draw:fill="solid" draw:fill-color="#eeeee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 style:list-style-name="L10">
      <style:graphic-properties draw:stroke="solid" svg:stroke-width="0cm" svg:stroke-color="#000000" draw:fill="solid" draw:fill-color="#eeeee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 style:list-style-name="L10">
      <style:graphic-properties draw:stroke="solid" svg:stroke-width="0cm" svg:stroke-color="#000000" draw:fill="solid" draw:fill-color="#eeeee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 style:list-style-name="L10">
      <style:graphic-properties draw:stroke="solid" svg:stroke-width="0cm" svg:stroke-color="#000000" draw:fill="solid" draw:fill-color="#eeeee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 style:list-style-name="L10">
      <style:graphic-properties draw:stroke="solid" svg:stroke-width="0cm" svg:stroke-color="#000000" draw:fill="solid" draw:fill-color="#eeeee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 style:list-style-name="L10">
      <style:graphic-properties draw:stroke="none" svg:stroke-width="0cm" draw:fill="none" draw:textarea-vertical-align="middle" draw:auto-grow-height="false" draw:fit-to-size="false" fo:min-height="2.924cm" fo:min-width="22.359cm" fo:padding-top="0.125cm" fo:padding-bottom="0.125cm" fo:padding-left="0.25cm" fo:padding-right="0.25cm" fo:wrap-option="wrap"/>
    </style:style>
    <style:style style:name="gr21" style:family="graphic" style:parent-style-name="standard" style:list-style-name="L11">
      <style:graphic-properties draw:stroke="none" svg:stroke-width="0cm" draw:fill="none" draw:textarea-vertical-align="middle" draw:auto-grow-height="false" draw:fit-to-size="false" fo:min-height="0.763cm" fo:min-width="5.426cm" fo:padding-top="0.125cm" fo:padding-bottom="0.125cm" fo:padding-left="0.25cm" fo:padding-right="0.25cm" fo:wrap-option="wrap"/>
    </style:style>
    <style:style style:name="gr22" style:family="graphic" style:parent-style-name="standard" style:list-style-name="L11">
      <style:graphic-properties draw:stroke="none" svg:stroke-width="0cm" draw:fill="none" draw:textarea-vertical-align="middle" draw:auto-grow-height="false" draw:fit-to-size="false" fo:min-height="0.763cm" fo:min-width="8.521cm" fo:padding-top="0.125cm" fo:padding-bottom="0.125cm" fo:padding-left="0.25cm" fo:padding-right="0.25cm" fo:wrap-option="wrap"/>
    </style:style>
    <style:style style:name="gr23" style:family="graphic" style:parent-style-name="standard" style:list-style-name="L11">
      <style:graphic-properties draw:stroke="none" svg:stroke-width="0cm" draw:fill="none" draw:textarea-vertical-align="middle" draw:auto-grow-height="false" draw:fit-to-size="false" fo:min-height="0.763cm" fo:min-width="5.426cm" fo:padding-top="0.125cm" fo:padding-bottom="0.125cm" fo:padding-left="0.25cm" fo:padding-right="0.25cm" fo:wrap-option="wrap"/>
    </style:style>
    <style:style style:name="gr24" style:family="graphic" style:parent-style-name="standard" style:list-style-name="L10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25" style:family="graphic" style:parent-style-name="standard" style:list-style-name="L10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26" style:family="graphic" style:parent-style-name="standard" style:list-style-name="L10">
      <style:graphic-properties draw:stroke="solid" svg:stroke-width="0cm" svg:stroke-color="#000000" draw:fill="solid" draw:fill-color="#eeeeee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27" style:family="graphic" style:parent-style-name="standard" style:list-style-name="L10">
      <style:graphic-properties draw:stroke="solid" svg:stroke-width="0cm" svg:stroke-color="#000000" draw:fill="solid" draw:fill-color="#eeeeee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28" style:family="graphic" style:parent-style-name="standard" style:list-style-name="L10">
      <style:graphic-properties draw:stroke="solid" svg:stroke-width="0cm" svg:stroke-color="#000000" draw:fill="solid" draw:fill-color="#eeeeee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29" style:family="graphic" style:parent-style-name="standard" style:list-style-name="L10">
      <style:graphic-properties draw:stroke="solid" svg:stroke-width="0cm" svg:stroke-color="#000000" draw:fill="solid" draw:fill-color="#eeeeee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30" style:family="graphic" style:parent-style-name="standard" style:list-style-name="L10">
      <style:graphic-properties draw:stroke="solid" svg:stroke-width="0cm" svg:stroke-color="#000000" draw:fill="solid" draw:fill-color="#eeeeee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31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.111cm" fo:min-width="5.342cm" fo:padding-top="0.125cm" fo:padding-bottom="0.125cm" fo:padding-left="0.25cm" fo:padding-right="0.25cm" fo:wrap-option="wrap"/>
    </style:style>
    <style:style style:name="gr32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.111cm" fo:min-width="5.088cm" fo:padding-top="0.125cm" fo:padding-bottom="0.125cm" fo:padding-left="0.25cm" fo:padding-right="0.25cm" fo:wrap-option="wrap"/>
    </style:style>
    <style:style style:name="gr33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34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35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36" style:family="graphic" style:parent-style-name="standard" style:list-style-name="L10">
      <style:graphic-properties draw:stroke="none" svg:stroke-width="0cm" draw:fill="none" draw:textarea-vertical-align="middle" draw:auto-grow-height="false" draw:fit-to-size="false" fo:min-height="2.924cm" fo:min-width="22.359cm" fo:padding-top="0.125cm" fo:padding-bottom="0.125cm" fo:padding-left="0.25cm" fo:padding-right="0.25cm" fo:wrap-option="wrap"/>
    </style:style>
    <style:style style:name="gr37" style:family="graphic" style:parent-style-name="standard" style:list-style-name="L11">
      <style:graphic-properties draw:stroke="none" svg:stroke-width="0cm" draw:fill="none" draw:textarea-vertical-align="middle" draw:auto-grow-height="false" draw:fit-to-size="false" fo:min-height="0.763cm" fo:min-width="5.426cm" fo:padding-top="0.125cm" fo:padding-bottom="0.125cm" fo:padding-left="0.25cm" fo:padding-right="0.25cm" fo:wrap-option="wrap"/>
    </style:style>
    <style:style style:name="gr38" style:family="graphic" style:parent-style-name="standard" style:list-style-name="L11">
      <style:graphic-properties draw:stroke="none" svg:stroke-width="0cm" draw:fill="none" draw:textarea-vertical-align="middle" draw:auto-grow-height="false" draw:fit-to-size="false" fo:min-height="0.763cm" fo:min-width="8.521cm" fo:padding-top="0.125cm" fo:padding-bottom="0.125cm" fo:padding-left="0.25cm" fo:padding-right="0.25cm" fo:wrap-option="wrap"/>
    </style:style>
    <style:style style:name="gr39" style:family="graphic" style:parent-style-name="standard" style:list-style-name="L11">
      <style:graphic-properties draw:stroke="none" svg:stroke-width="0cm" draw:fill="none" draw:textarea-vertical-align="middle" draw:auto-grow-height="false" draw:fit-to-size="false" fo:min-height="0.763cm" fo:min-width="5.426cm" fo:padding-top="0.125cm" fo:padding-bottom="0.125cm" fo:padding-left="0.25cm" fo:padding-right="0.25cm" fo:wrap-option="wrap"/>
    </style:style>
    <style:style style:name="gr40" style:family="graphic" style:parent-style-name="standard" style:list-style-name="L10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41" style:family="graphic" style:parent-style-name="standard" style:list-style-name="L10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42" style:family="graphic" style:parent-style-name="standard" style:list-style-name="L10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43" style:family="graphic" style:parent-style-name="standard" style:list-style-name="L10">
      <style:graphic-properties draw:stroke="solid" svg:stroke-width="0cm" svg:stroke-color="#000000" draw:fill="solid" draw:fill-color="#eeeeee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44" style:family="graphic" style:parent-style-name="standard" style:list-style-name="L10">
      <style:graphic-properties draw:stroke="solid" svg:stroke-width="0cm" svg:stroke-color="#000000" draw:fill="solid" draw:fill-color="#eeeeee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45" style:family="graphic" style:parent-style-name="standard" style:list-style-name="L10">
      <style:graphic-properties draw:stroke="solid" svg:stroke-width="0cm" svg:stroke-color="#000000" draw:fill="solid" draw:fill-color="#eeeeee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46" style:family="graphic" style:parent-style-name="standard" style:list-style-name="L10">
      <style:graphic-properties draw:stroke="solid" svg:stroke-width="0cm" svg:stroke-color="#000000" draw:fill="solid" draw:fill-color="#eeeeee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47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.111cm" fo:min-width="5.342cm" fo:padding-top="0.125cm" fo:padding-bottom="0.125cm" fo:padding-left="0.25cm" fo:padding-right="0.25cm" fo:wrap-option="wrap"/>
    </style:style>
    <style:style style:name="gr48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.111cm" fo:min-width="5.088cm" fo:padding-top="0.125cm" fo:padding-bottom="0.125cm" fo:padding-left="0.25cm" fo:padding-right="0.25cm" fo:wrap-option="wrap"/>
    </style:style>
    <style:style style:name="gr49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50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51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52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53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.365cm" fo:min-width="4.834cm" fo:padding-top="0.125cm" fo:padding-bottom="0.125cm" fo:padding-left="0.25cm" fo:padding-right="0.25cm" fo:wrap-option="wrap"/>
    </style:style>
    <style:style style:name="gr54" style:family="graphic" style:parent-style-name="standard" style:list-style-name="L10">
      <style:graphic-properties draw:stroke="none" svg:stroke-width="0cm" draw:fill="none" draw:textarea-vertical-align="middle" draw:auto-grow-height="false" draw:fit-to-size="false" fo:min-height="2.924cm" fo:min-width="22.359cm" fo:padding-top="0.125cm" fo:padding-bottom="0.125cm" fo:padding-left="0.25cm" fo:padding-right="0.25cm" fo:wrap-option="wrap"/>
    </style:style>
    <style:style style:name="gr55" style:family="graphic" style:parent-style-name="standard" style:list-style-name="L11">
      <style:graphic-properties draw:stroke="none" svg:stroke-width="0cm" draw:fill="none" draw:textarea-vertical-align="middle" draw:auto-grow-height="false" draw:fit-to-size="false" fo:min-height="0.763cm" fo:min-width="5.426cm" fo:padding-top="0.125cm" fo:padding-bottom="0.125cm" fo:padding-left="0.25cm" fo:padding-right="0.25cm" fo:wrap-option="wrap"/>
    </style:style>
    <style:style style:name="gr56" style:family="graphic" style:parent-style-name="standard" style:list-style-name="L11">
      <style:graphic-properties draw:stroke="none" svg:stroke-width="0cm" draw:fill="none" draw:textarea-vertical-align="middle" draw:auto-grow-height="false" draw:fit-to-size="false" fo:min-height="0.763cm" fo:min-width="8.521cm" fo:padding-top="0.125cm" fo:padding-bottom="0.125cm" fo:padding-left="0.25cm" fo:padding-right="0.25cm" fo:wrap-option="wrap"/>
    </style:style>
    <style:style style:name="gr57" style:family="graphic" style:parent-style-name="standard" style:list-style-name="L11">
      <style:graphic-properties draw:stroke="none" svg:stroke-width="0cm" draw:fill="none" draw:textarea-vertical-align="middle" draw:auto-grow-height="false" draw:fit-to-size="false" fo:min-height="0.763cm" fo:min-width="5.426cm" fo:padding-top="0.125cm" fo:padding-bottom="0.125cm" fo:padding-left="0.25cm" fo:padding-right="0.25cm" fo:wrap-option="wrap"/>
    </style:style>
    <style:style style:name="gr58" style:family="graphic" style:parent-style-name="standard" style:list-style-name="L10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59" style:family="graphic" style:parent-style-name="standard" style:list-style-name="L10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60" style:family="graphic" style:parent-style-name="standard" style:list-style-name="L10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61" style:family="graphic" style:parent-style-name="standard" style:list-style-name="L10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62" style:family="graphic" style:parent-style-name="standard" style:list-style-name="L10">
      <style:graphic-properties draw:stroke="solid" svg:stroke-width="0cm" svg:stroke-color="#000000" draw:fill="solid" draw:fill-color="#eeeeee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63" style:family="graphic" style:parent-style-name="standard" style:list-style-name="L10">
      <style:graphic-properties draw:stroke="solid" svg:stroke-width="0cm" svg:stroke-color="#000000" draw:fill="solid" draw:fill-color="#eeeeee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64" style:family="graphic" style:parent-style-name="standard" style:list-style-name="L10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65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.111cm" fo:min-width="5.342cm" fo:padding-top="0.125cm" fo:padding-bottom="0.125cm" fo:padding-left="0.25cm" fo:padding-right="0.25cm" fo:wrap-option="wrap"/>
    </style:style>
    <style:style style:name="gr66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.111cm" fo:min-width="5.088cm" fo:padding-top="0.125cm" fo:padding-bottom="0.125cm" fo:padding-left="0.25cm" fo:padding-right="0.25cm" fo:wrap-option="wrap"/>
    </style:style>
    <style:style style:name="gr67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68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69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70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71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72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73" style:family="graphic" style:parent-style-name="standard" style:list-style-name="L10">
      <style:graphic-properties draw:stroke="none" svg:stroke-width="0cm" draw:fill="none" draw:textarea-vertical-align="middle" draw:auto-grow-height="false" draw:fit-to-size="false" fo:min-height="2.924cm" fo:min-width="22.359cm" fo:padding-top="0.125cm" fo:padding-bottom="0.125cm" fo:padding-left="0.25cm" fo:padding-right="0.25cm" fo:wrap-option="wrap"/>
    </style:style>
    <style:style style:name="gr74" style:family="graphic" style:parent-style-name="standard" style:list-style-name="L11">
      <style:graphic-properties draw:stroke="none" svg:stroke-width="0cm" draw:fill="none" draw:textarea-vertical-align="middle" draw:auto-grow-height="false" draw:fit-to-size="false" fo:min-height="0.763cm" fo:min-width="5.426cm" fo:padding-top="0.125cm" fo:padding-bottom="0.125cm" fo:padding-left="0.25cm" fo:padding-right="0.25cm" fo:wrap-option="wrap"/>
    </style:style>
    <style:style style:name="gr75" style:family="graphic" style:parent-style-name="standard" style:list-style-name="L11">
      <style:graphic-properties draw:stroke="none" svg:stroke-width="0cm" draw:fill="none" draw:textarea-vertical-align="middle" draw:auto-grow-height="false" draw:fit-to-size="false" fo:min-height="0.763cm" fo:min-width="8.521cm" fo:padding-top="0.125cm" fo:padding-bottom="0.125cm" fo:padding-left="0.25cm" fo:padding-right="0.25cm" fo:wrap-option="wrap"/>
    </style:style>
    <style:style style:name="gr76" style:family="graphic" style:parent-style-name="standard" style:list-style-name="L11">
      <style:graphic-properties draw:stroke="none" svg:stroke-width="0cm" draw:fill="none" draw:textarea-vertical-align="middle" draw:auto-grow-height="false" draw:fit-to-size="false" fo:min-height="0.763cm" fo:min-width="5.426cm" fo:padding-top="0.125cm" fo:padding-bottom="0.125cm" fo:padding-left="0.25cm" fo:padding-right="0.25cm" fo:wrap-option="wrap"/>
    </style:style>
    <style:style style:name="gr77" style:family="graphic" style:parent-style-name="standard" style:list-style-name="L10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78" style:family="graphic" style:parent-style-name="standard" style:list-style-name="L10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79" style:family="graphic" style:parent-style-name="standard" style:list-style-name="L10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80" style:family="graphic" style:parent-style-name="standard" style:list-style-name="L10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81" style:family="graphic" style:parent-style-name="standard" style:list-style-name="L10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82" style:family="graphic" style:parent-style-name="standard" style:list-style-name="L10">
      <style:graphic-properties draw:stroke="solid" svg:stroke-width="0cm" svg:stroke-color="#000000" draw:fill="solid" draw:fill-color="#eeeeee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83" style:family="graphic" style:parent-style-name="standard" style:list-style-name="L10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84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.111cm" fo:min-width="5.342cm" fo:padding-top="0.125cm" fo:padding-bottom="0.125cm" fo:padding-left="0.25cm" fo:padding-right="0.25cm" fo:wrap-option="wrap"/>
    </style:style>
    <style:style style:name="gr85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.111cm" fo:min-width="5.088cm" fo:padding-top="0.125cm" fo:padding-bottom="0.125cm" fo:padding-left="0.25cm" fo:padding-right="0.25cm" fo:wrap-option="wrap"/>
    </style:style>
    <style:style style:name="gr86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87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88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89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90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91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92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93" style:family="graphic" style:parent-style-name="standard" style:list-style-name="L10">
      <style:graphic-properties draw:stroke="none" svg:stroke-width="0cm" draw:fill="none" draw:textarea-vertical-align="middle" draw:auto-grow-height="false" draw:fit-to-size="false" fo:min-height="2.924cm" fo:min-width="22.359cm" fo:padding-top="0.125cm" fo:padding-bottom="0.125cm" fo:padding-left="0.25cm" fo:padding-right="0.25cm" fo:wrap-option="wrap"/>
    </style:style>
    <style:style style:name="gr94" style:family="graphic" style:parent-style-name="standard" style:list-style-name="L11">
      <style:graphic-properties draw:stroke="none" svg:stroke-width="0cm" draw:fill="none" draw:textarea-vertical-align="middle" draw:auto-grow-height="false" draw:fit-to-size="false" fo:min-height="0.763cm" fo:min-width="5.426cm" fo:padding-top="0.125cm" fo:padding-bottom="0.125cm" fo:padding-left="0.25cm" fo:padding-right="0.25cm" fo:wrap-option="wrap"/>
    </style:style>
    <style:style style:name="gr95" style:family="graphic" style:parent-style-name="standard" style:list-style-name="L11">
      <style:graphic-properties draw:stroke="none" svg:stroke-width="0cm" draw:fill="none" draw:textarea-vertical-align="middle" draw:auto-grow-height="false" draw:fit-to-size="false" fo:min-height="0.763cm" fo:min-width="8.521cm" fo:padding-top="0.125cm" fo:padding-bottom="0.125cm" fo:padding-left="0.25cm" fo:padding-right="0.25cm" fo:wrap-option="wrap"/>
    </style:style>
    <style:style style:name="gr96" style:family="graphic" style:parent-style-name="standard" style:list-style-name="L11">
      <style:graphic-properties draw:stroke="none" svg:stroke-width="0cm" draw:fill="none" draw:textarea-vertical-align="middle" draw:auto-grow-height="false" draw:fit-to-size="false" fo:min-height="0.763cm" fo:min-width="5.426cm" fo:padding-top="0.125cm" fo:padding-bottom="0.125cm" fo:padding-left="0.25cm" fo:padding-right="0.25cm" fo:wrap-option="wrap"/>
    </style:style>
    <style:style style:name="gr97" style:family="graphic" style:parent-style-name="standard" style:list-style-name="L10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98" style:family="graphic" style:parent-style-name="standard" style:list-style-name="L10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99" style:family="graphic" style:parent-style-name="standard" style:list-style-name="L10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100" style:family="graphic" style:parent-style-name="standard" style:list-style-name="L10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101" style:family="graphic" style:parent-style-name="standard" style:list-style-name="L10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102" style:family="graphic" style:parent-style-name="standard" style:list-style-name="L10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103" style:family="graphic" style:parent-style-name="standard" style:list-style-name="L10">
      <style:graphic-properties draw:stroke="solid" svg:stroke-width="0cm" svg:stroke-color="#000000" draw:fill="solid" draw:fill-color="#669900" draw:textarea-vertical-align="middle" draw:auto-grow-height="false" draw:fit-to-size="false" fo:min-height="0.933cm" fo:min-width="3.985cm" fo:padding-top="0.125cm" fo:padding-bottom="0.125cm" fo:padding-left="0.25cm" fo:padding-right="0.25cm" fo:wrap-option="no-wrap"/>
    </style:style>
    <style:style style:name="gr104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.111cm" fo:min-width="5.342cm" fo:padding-top="0.125cm" fo:padding-bottom="0.125cm" fo:padding-left="0.25cm" fo:padding-right="0.25cm" fo:wrap-option="wrap"/>
    </style:style>
    <style:style style:name="gr105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.111cm" fo:min-width="5.088cm" fo:padding-top="0.125cm" fo:padding-bottom="0.125cm" fo:padding-left="0.25cm" fo:padding-right="0.25cm" fo:wrap-option="wrap"/>
    </style:style>
    <style:style style:name="gr106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107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108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109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110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111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112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0.603cm" fo:min-width="3.564cm" fo:padding-top="0.125cm" fo:padding-bottom="0.125cm" fo:padding-left="0.25cm" fo:padding-right="0.25cm" fo:wrap-option="wrap"/>
    </style:style>
    <style:style style:name="gr113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.365cm" fo:min-width="4.834cm" fo:padding-top="0.125cm" fo:padding-bottom="0.125cm" fo:padding-left="0.25cm" fo:padding-right="0.25cm" fo:wrap-option="wrap"/>
    </style:style>
    <style:style style:name="gr114" style:family="graphic" style:parent-style-name="standard">
      <style:graphic-properties draw:stroke="solid" svg:stroke-width="0cm" svg:stroke-color="#3465a4" draw:fill="solid" draw:fill-color="#669900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15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6" style:family="graphic" style:parent-style-name="standard">
      <style:graphic-properties draw:stroke="dash" draw:stroke-dash="Dashed_20__28_var_29_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7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gr118" style:family="graphic" style:parent-style-name="standard">
      <style:graphic-properties draw:stroke="solid" svg:stroke-width="0.071cm" svg:stroke-color="#80ba24" draw:stroke-linejoin="round" draw:fill="solid" draw:fill-color="#80ba24" draw:textarea-vertical-align="top" draw:auto-grow-heigh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19" style:family="graphic" style:parent-style-name="standard" style:list-style-name="L9">
      <style:graphic-properties draw:stroke="none" draw:fill="none" fo:min-height="10.842cm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Blank_20_Slide-notes">
      <style:graphic-properties draw:fill-color="#ffffff" fo:min-height="13.364cm"/>
    </style:style>
    <style:style style:name="pr3" style:family="presentation" style:parent-style-name="Blank_20_Slide-subtitle">
      <style:graphic-properties draw:fill-color="#ffffff" draw:textarea-vertical-align="top" fo:min-height="11.048cm"/>
    </style:style>
    <style:style style:name="pr4" style:family="presentation" style:parent-style-name="Blank_20_Slide_5f_-notes">
      <style:graphic-properties draw:fill-color="#ffffff" fo:min-height="13.364cm"/>
    </style:style>
    <style:style style:name="pr5" style:family="presentation" style:parent-style-name="Blank_20_Slide_5f_-subtitle">
      <style:graphic-properties draw:fill-color="#ffffff" draw:textarea-vertical-align="top" fo:min-height="11.048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style:paragraph-properties fo:margin-top="0cm" fo:margin-bottom="0cm" fo:line-height="100%" fo:text-align="end"/>
    </style:style>
    <style:style style:name="P6" style:family="paragraph">
      <style:paragraph-properties fo:text-align="start"/>
      <style:text-properties style:font-name="Arial2"/>
    </style:style>
    <style:style style:name="P7" style:family="paragraph">
      <style:paragraph-properties fo:margin-top="0cm" fo:margin-bottom="0cm" fo:line-height="100%" fo:text-align="start"/>
      <style:text-properties fo:font-size="18pt"/>
    </style:style>
    <style:style style:name="P8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9" style:family="paragraph">
      <style:paragraph-properties fo:margin-top="0cm" fo:margin-bottom="0cm" fo:line-height="100%" fo:text-align="center"/>
      <style:text-properties fo:font-size="18pt"/>
    </style:style>
    <style:style style:name="P10" style:family="paragraph">
      <style:paragraph-properties fo:margin-top="0cm" fo:margin-bottom="0cm" fo:line-height="100%" fo:text-align="end"/>
      <style:text-properties fo:font-size="18pt"/>
    </style:style>
    <style:style style:name="P11" style:family="paragraph">
      <style:paragraph-properties fo:margin-top="0cm" fo:margin-bottom="0cm" fo:line-height="100%" fo:text-align="end" style:font-independent-line-spacing="true"/>
      <style:text-properties fo:font-size="18pt"/>
    </style:style>
    <style:style style:name="P12" style:family="paragraph">
      <style:paragraph-properties fo:text-align="center"/>
    </style:style>
    <style:style style:name="P13" style:family="paragraph">
      <style:text-properties fo:font-size="20pt"/>
    </style:style>
    <style:style style:name="P14" style:family="paragraph">
      <style:paragraph-properties fo:text-align="start"/>
      <style:text-properties style:font-name="Arial2" fo:font-size="32pt"/>
    </style:style>
    <style:style style:name="P15" style:family="paragraph">
      <style:paragraph-properties fo:margin-top="0cm" fo:margin-bottom="0cm"/>
    </style:style>
    <style:style style:name="P16" style:family="paragraph">
      <style:paragraph-properties fo:margin-top="0cm" fo:margin-bottom="0cm" fo:text-align="start" style:font-independent-line-spacing="true"/>
      <style:text-properties fo:font-size="18pt"/>
    </style:style>
    <style:style style:name="P17" style:family="paragraph">
      <style:paragraph-properties fo:text-align="start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Open Sans1" style:font-size-asian="24pt" style:font-style-asian="normal" style:font-weight-asian="normal" style:font-size-complex="2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italic" style:text-underline-style="none" fo:font-weight="normal" style:font-size-asian="36pt" style:font-style-asian="italic" style:font-weight-asian="normal" style:font-size-complex="36pt" style:font-style-complex="italic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style:font-name="Arial2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5" style:family="text">
      <style:text-properties fo:font-variant="normal" fo:text-transform="none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font-variant="normal" fo:text-transform="none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0.6cm" text:min-label-width="0.6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0.6cm" text:min-label-width="0.6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1.2cm" text:min-label-width="0.6cm"/>
        <style:text-properties fo:font-family="Arial" style:font-family-generic="swiss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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">
        <style:list-level-properties text:space-before="0.6cm" text:min-label-width="0.6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bullet text:level="1" text:bullet-char="•">
        <style:list-level-properties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fo:color="#000000" fo:font-size="100%"/>
      </text:list-level-style-bullet>
      <text:list-level-style-bullet text:level="6" text:bullet-char="•">
        <style:list-level-properties text:space-before="6.35cm"/>
        <style:text-properties fo:font-family="Arial" style:font-family-generic="swiss" fo:color="#000000" fo:font-size="100%"/>
      </text:list-level-style-bullet>
      <text:list-level-style-bullet text:level="7" text:bullet-char="•">
        <style:list-level-properties text:space-before="7.62cm"/>
        <style:text-properties fo:font-family="Arial" style:font-family-generic="swiss" fo:color="#000000" fo:font-size="100%"/>
      </text:list-level-style-bullet>
      <text:list-level-style-bullet text:level="8" text:bullet-char="•">
        <style:list-level-properties text:space-before="8.89cm"/>
        <style:text-properties fo:font-family="Arial" style:font-family-generic="swiss" fo:color="#000000" fo:font-size="100%"/>
      </text:list-level-style-bullet>
      <text:list-level-style-bullet text:level="9" text:bullet-char="•">
        <style:list-level-properties text:space-before="10.16cm"/>
        <style:text-properties fo:font-family="Arial" style:font-family-generic="swiss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20.269cm" svg:height="1.798cm" svg:x="2.899cm" svg:y="15.199cm">
          <text:p text:style-name="P1"><text:span text:style-name="T1">Sebastian Büttner, Florian Zorbach, Fabian Möbus</text:span></text:p>
          <draw:enhanced-geometry draw:mirror-horizontal="false" draw:mirror-vertical="false" svg:viewBox="0 0 19401 17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3" draw:layer="layout" svg:width="21.588cm" svg:height="5.405cm" svg:x="1.905cm" svg:y="5.918cm">
          <text:p><text:span text:style-name="T2">Umsetzung einer Trackingsoftware</text:span></text:p>
          <text:p><text:span text:style-name="T2">am Beispiel eines</text:span></text:p>
          <text:p text:style-name="P1"><text:span text:style-name="T3">Microsoft Kinect</text:span><text:span text:style-name="T2"> - Kamerasensors</text:span></text:p>
          <draw:enhanced-geometry draw:mirror-horizontal="false" draw:mirror-vertical="false" svg:viewBox="0 0 21589 54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custom-shape draw:name="TextShape 1" draw:style-name="gr2" draw:text-style-name="P3" draw:layer="layout" svg:width="22.858cm" svg:height="3.173cm" svg:x="1.27cm" svg:y="0.763cm">
          <text:p text:style-name="P4"><text:span text:style-name="T4">Agenda</text:span></text:p>
          <draw:enhanced-geometry draw:mirror-horizontal="false" draw:mirror-vertical="false" svg:viewBox="0 0 22859 31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3" draw:layer="layout" svg:width="22.858cm" svg:height="12.079cm" svg:x="1.27cm" svg:y="4.445cm">
          <text:list text:style-name="L2">
            <text:list-item>
              <text:p text:style-name="P4"><text:span text:style-name="T5">Aufgabenstellung</text:span></text:p>
            </text:list-item>
            <text:list-item>
              <text:p text:style-name="P4"><text:span text:style-name="T5">Konzept</text:span></text:p>
            </text:list-item>
            <text:list-item>
              <text:p text:style-name="P4"><text:span text:style-name="T5">Durchführung</text:span></text:p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4"><text:span text:style-name="T6">Kinect</text:span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4"><text:span text:style-name="T6">FaceVACS</text:span></text:p>
                    </text:list-item>
                    <text:list-item>
                      <text:p text:style-name="P4"><text:span text:style-name="T6">Zustandsmodell / MVC</text:span></text:p>
                    </text:list-item>
                  </text:list>
                </text:list-item>
              </text:list>
            </text:list-item>
            <text:list-item>
              <text:p text:style-name="P4"><text:span text:style-name="T5">Schwierigkeiten</text:span></text:p>
            </text:list-item>
            <text:list-item>
              <text:p text:style-name="P4"><text:span text:style-name="T5">Fazit</text:span></text:p>
            </text:list-item>
          </text:list>
          <draw:enhanced-geometry draw:mirror-horizontal="false" draw:mirror-vertical="false" svg:viewBox="0 0 22859 120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3" draw:layer="layout" svg:width="5.925cm" svg:height="1.012cm" svg:x="1.27cm" svg:y="17.657cm">
          <text:p text:style-name="P4"><text:span text:style-name="T7">10.02.2015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3" draw:layer="layout" svg:width="9.02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svg:viewBox="0 0 9021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3" draw:layer="layout" svg:width="5.925cm" svg:height="1.012cm" svg:x="18.203cm" svg:y="17.657cm">
          <text:p text:style-name="P5"><text:span text:style-name="T7">1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TextShape 1" draw:style-name="gr2" draw:text-style-name="P3" draw:layer="layout" svg:width="22.858cm" svg:height="3.173cm" svg:x="1.27cm" svg:y="0.763cm">
          <text:p text:style-name="P4"><text:span text:style-name="T4">Aufgabenstellung</text:span></text:p>
          <draw:enhanced-geometry draw:mirror-horizontal="false" draw:mirror-vertical="false" svg:viewBox="0 0 22859 31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3" draw:layer="layout" svg:width="22.858cm" svg:height="12.57cm" svg:x="1.27cm" svg:y="4.445cm">
          <text:list text:style-name="L2">
            <text:list-item>
              <text:p text:style-name="P4"><text:span text:style-name="T5">biometrische Personendaten speichern</text:span></text:p>
            </text:list-item>
          </text:list>
          <text:p text:style-name="P4"><text:span text:style-name="T5"/></text:p>
          <text:p text:style-name="P4"><text:span text:style-name="T5"/></text:p>
          <text:list text:continue-numbering="true" text:style-name="L2">
            <text:list-item>
              <text:p text:style-name="P4"><text:span text:style-name="T5">Benutzereingabe:</text:span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4"><text:span text:style-name="T6">bestimmte Person verfolgen</text:span></text:p>
                    </text:list-item>
                  </text:list>
                </text:list-item>
              </text:list>
            </text:list-item>
          </text:list>
          <text:p text:style-name="P4"><text:span text:style-name="T6"/></text:p>
          <text:p text:style-name="P4"><text:span text:style-name="T6"/></text:p>
          <text:list text:continue-numbering="true" text:style-name="L4">
            <text:list-item>
              <text:p text:style-name="P4"><text:span text:style-name="T5">verfolgte Person wiedererkennen <text:s/></text:span></text:p>
            </text:list-item>
          </text:list>
          <draw:enhanced-geometry draw:mirror-horizontal="false" draw:mirror-vertical="false" svg:viewBox="0 0 22859 1257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3" draw:layer="layout" svg:width="5.925cm" svg:height="1.012cm" svg:x="1.27cm" svg:y="17.657cm">
          <text:p text:style-name="P4"><text:span text:style-name="T7">10.02.2015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3" draw:layer="layout" svg:width="9.02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svg:viewBox="0 0 9021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3" draw:layer="layout" svg:width="5.925cm" svg:height="1.012cm" svg:x="18.203cm" svg:y="17.657cm">
          <text:p text:style-name="P5"><text:span text:style-name="T7"><text:page-number>&lt;Foliennummer&gt;</text:page-number>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TextShape 1" draw:style-name="gr2" draw:text-style-name="P3" draw:layer="layout" svg:width="22.858cm" svg:height="3.173cm" svg:x="1.27cm" svg:y="0.763cm">
          <text:p text:style-name="P4"><text:span text:style-name="T4">Konzept</text:span></text:p>
          <draw:enhanced-geometry draw:mirror-horizontal="false" draw:mirror-vertical="false" svg:viewBox="0 0 22859 31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3" draw:layer="layout" svg:width="22.858cm" svg:height="11.879cm" svg:x="1.27cm" svg:y="4.445cm">
          <text:list text:style-name="L2">
            <text:list-item>
              <text:p text:style-name="P4"><text:span text:style-name="T5">Kinect</text:span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4"><text:span text:style-name="T6">Personendaten erfassen</text:span></text:p>
                    </text:list-item>
                    <text:list-item>
                      <text:p text:style-name="P4"><text:span text:style-name="T6">Datenweitergabe an FaceVACS</text:span></text:p>
                    </text:list-item>
                  </text:list>
                </text:list-item>
              </text:list>
            </text:list-item>
            <text:list-item>
              <text:p text:style-name="P4"><text:span text:style-name="T5">FaceVACS</text:span></text:p>
              <text:list>
                <text:list-item>
                  <text:list>
                    <text:list-item>
                      <text:p text:style-name="P4"><text:span text:style-name="T6">Personen wiedererkennen</text:span></text:p>
                    </text:list-item>
                    <text:list-item>
                      <text:p text:style-name="P4"><text:span text:style-name="T6">Abgleich mit Datenbank</text:span></text:p>
                    </text:list-item>
                  </text:list>
                </text:list-item>
              </text:list>
            </text:list-item>
            <text:list-item>
              <text:p text:style-name="P4"><text:span text:style-name="T5"><text:s/></text:span><text:span text:style-name="T5">Zustandsmodell</text:span></text:p>
              <text:list>
                <text:list-item>
                  <text:list>
                    <text:list-item>
                      <text:p text:style-name="P4"><text:span text:style-name="T6">Koordination</text:span></text:p>
                    </text:list-item>
                    <text:list-item>
                      <text:p text:style-name="P4"><text:span text:style-name="T6">Zustandsübergänge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22859 118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3" draw:layer="layout" svg:width="5.925cm" svg:height="1.012cm" svg:x="1.27cm" svg:y="17.657cm">
          <text:p text:style-name="P4"><text:span text:style-name="T7">10.02.2015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3" draw:layer="layout" svg:width="9.02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svg:viewBox="0 0 9021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3" draw:layer="layout" svg:width="5.925cm" svg:height="1.012cm" svg:x="18.203cm" svg:y="17.657cm">
          <text:p text:style-name="P5"><text:span text:style-name="T7"><text:page-number>&lt;Foliennummer&gt;</text:page-number>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TextShape 1" draw:style-name="gr2" draw:text-style-name="P3" draw:layer="layout" svg:width="22.858cm" svg:height="3.173cm" svg:x="1.27cm" svg:y="0.763cm">
          <text:p text:style-name="P4"><text:span text:style-name="T4">Kinect</text:span></text:p>
          <draw:enhanced-geometry draw:mirror-horizontal="false" draw:mirror-vertical="false" svg:viewBox="0 0 22859 31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3" draw:layer="layout" svg:width="22.858cm" svg:height="12.57cm" svg:x="1.27cm" svg:y="4.445cm">
          <text:list text:style-name="L2">
            <text:list-item>
              <text:p text:style-name="P4"><text:span text:style-name="T5">SkeletonStream</text:span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4"><text:span text:style-name="T6">Personenerkennung (max. 6)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"><text:span text:style-name="T8">SkeletonID</text:span></text:p>
                        </text:list-item>
                      </text:list>
                    </text:list-item>
                    <text:list-item>
                      <text:p text:style-name="P4"><text:span text:style-name="T6">Joint-Informationen (Kopf, …)</text:span></text:p>
                    </text:list-item>
                  </text:list>
                </text:list-item>
              </text:list>
            </text:list-item>
          </text:list>
          <text:p text:style-name="P4"><text:span text:style-name="T6"/></text:p>
          <text:list text:continue-numbering="true" text:style-name="L5">
            <text:list-item>
              <text:p text:style-name="P4"><text:span text:style-name="T5">ColorStream</text:span></text:p>
              <text:list>
                <text:list-item>
                  <text:list>
                    <text:list-item>
                      <text:p text:style-name="P4"><text:span text:style-name="T6">Auflösung: 1280 x 960 bei 12 FPS</text:span></text:p>
                    </text:list-item>
                    <text:list-item>
                      <text:p text:style-name="P4"><text:span text:style-name="T6">Live-Bild 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22859 1257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3" draw:layer="layout" svg:width="5.925cm" svg:height="1.012cm" svg:x="1.27cm" svg:y="17.657cm">
          <text:p text:style-name="P4"><text:span text:style-name="T7">10.02.2015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3" draw:layer="layout" svg:width="9.02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svg:viewBox="0 0 9021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3" draw:layer="layout" svg:width="5.925cm" svg:height="1.012cm" svg:x="18.203cm" svg:y="17.657cm">
          <text:p text:style-name="P5"><text:span text:style-name="T7"><text:page-number>&lt;Foliennummer&gt;</text:page-number>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custom-shape draw:name="TextShape 1" draw:style-name="gr2" draw:text-style-name="P3" draw:layer="layout" svg:width="22.858cm" svg:height="3.173cm" svg:x="1.27cm" svg:y="0.763cm">
          <text:p text:style-name="P4"><text:span text:style-name="T4">Kinect</text:span></text:p>
          <draw:enhanced-geometry draw:mirror-horizontal="false" draw:mirror-vertical="false" svg:viewBox="0 0 22859 31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3" draw:layer="layout" svg:width="22.858cm" svg:height="12.57cm" svg:x="1.27cm" svg:y="4.445cm">
          <text:p text:style-name="P4"><text:span text:style-name="T9"/></text:p>
          <text:list text:style-name="L2">
            <text:list-item>
              <text:p text:style-name="P4"><text:span text:style-name="T5">WaitForBody</text:span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4"><text:span text:style-name="T6">warte auf neue Person </text:span></text:p>
                    </text:list-item>
                    <text:list-item>
                      <text:p text:style-name="P4"><text:span text:style-name="T6">bei neuer Person im Sichtbereich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"><text:span text:style-name="T8">SkeletonID speichern</text:span></text:p>
                        </text:list-item>
                        <text:list-item>
                          <text:p text:style-name="P4"><text:span text:style-name="T8">Übergang zu WaitTakePictur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22859 1257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3" draw:layer="layout" svg:width="5.925cm" svg:height="1.012cm" svg:x="1.27cm" svg:y="17.657cm">
          <text:p text:style-name="P4"><text:span text:style-name="T7">10.02.2015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3" draw:layer="layout" svg:width="9.02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svg:viewBox="0 0 9021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3" draw:layer="layout" svg:width="5.925cm" svg:height="1.012cm" svg:x="18.203cm" svg:y="17.657cm">
          <text:p text:style-name="P5"><text:span text:style-name="T7"><text:page-number>&lt;Foliennummer&gt;</text:page-number>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custom-shape draw:name="TextShape 1" draw:style-name="gr2" draw:text-style-name="P3" draw:layer="layout" svg:width="22.858cm" svg:height="3.173cm" svg:x="1.27cm" svg:y="0.763cm">
          <text:p text:style-name="P4"><text:span text:style-name="T4">Kinect</text:span></text:p>
          <draw:enhanced-geometry draw:mirror-horizontal="false" draw:mirror-vertical="false" svg:viewBox="0 0 22859 31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3" draw:layer="layout" svg:width="22.858cm" svg:height="12.57cm" svg:x="1.27cm" svg:y="4.445cm">
          <text:p text:style-name="P4"><text:span text:style-name="T9"/></text:p>
          <text:list text:style-name="L2">
            <text:list-item>
              <text:p text:style-name="P4"><text:span text:style-name="T5">WaitTakePicture</text:span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4"><text:span text:style-name="T6">Person mit SkeletonID identifizieren</text:span></text:p>
                    </text:list-item>
                    <text:list-item>
                      <text:p text:style-name="P4"><text:span text:style-name="T6">Joint-Informationen sammeln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"><text:span text:style-name="T8">Kopf-Position ermitteln (X: … Y: …)</text:span></text:p>
                        </text:list-item>
                        <text:list-item>
                          <text:p text:style-name="P4"><text:span text:style-name="T8">Bitmap von Kopf erstellen</text:span></text:p>
                        </text:list-item>
                      </text:list>
                    </text:list-item>
                    <text:list-item>
                      <text:p text:style-name="P4"><text:span text:style-name="T6">Bitmap an FaceVACS weitergeben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22859 1257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3" draw:layer="layout" svg:width="5.925cm" svg:height="1.012cm" svg:x="1.27cm" svg:y="17.657cm">
          <text:p text:style-name="P4"><text:span text:style-name="T7">10.02.2015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3" draw:layer="layout" svg:width="9.02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svg:viewBox="0 0 9021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3" draw:layer="layout" svg:width="5.925cm" svg:height="1.012cm" svg:x="18.203cm" svg:y="17.657cm">
          <text:p text:style-name="P5"><text:span text:style-name="T7"><text:page-number>&lt;Foliennummer&gt;</text:page-number>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custom-shape draw:name="TextShape 1" draw:style-name="gr2" draw:text-style-name="P3" draw:layer="layout" svg:width="22.858cm" svg:height="3.173cm" svg:x="1.27cm" svg:y="0.763cm">
          <text:p text:style-name="P4"><text:span text:style-name="T4">Kinect</text:span></text:p>
          <draw:enhanced-geometry draw:mirror-horizontal="false" draw:mirror-vertical="false" svg:viewBox="0 0 22859 31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3" draw:layer="layout" svg:width="22.858cm" svg:height="12.57cm" svg:x="1.27cm" svg:y="4.445cm">
          <text:p text:style-name="P4"><text:span text:style-name="T9"/></text:p>
          <text:list text:style-name="L2">
            <text:list-item>
              <text:p text:style-name="P4"><text:span text:style-name="T5">Tracking</text:span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4"><text:span text:style-name="T6">Person mit SkeletonID identifizieren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"><text:span text:style-name="T8">Person verfolgen</text:span></text:p>
                        </text:list-item>
                        <text:list-item>
                          <text:p text:style-name="P4"><text:span text:style-name="T8">solange Fokus nicht verloren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22859 1257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3" draw:layer="layout" svg:width="5.925cm" svg:height="1.012cm" svg:x="1.27cm" svg:y="17.657cm">
          <text:p text:style-name="P4"><text:span text:style-name="T7">10.02.2015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3" draw:layer="layout" svg:width="9.02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svg:viewBox="0 0 9021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3" draw:layer="layout" svg:width="5.925cm" svg:height="1.012cm" svg:x="18.203cm" svg:y="17.657cm">
          <text:p text:style-name="P5"><text:span text:style-name="T7"><text:page-number>&lt;Foliennummer&gt;</text:page-number>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 presentation:presentation-page-layout-name="AL2T0">
        <office:forms form:automatic-focus="false" form:apply-design-mode="false"/>
        <draw:custom-shape draw:name="TextShape 1" draw:style-name="gr2" draw:text-style-name="P3" draw:layer="layout" svg:width="22.858cm" svg:height="3.173cm" svg:x="1.27cm" svg:y="0.763cm">
          <text:p text:style-name="P4"><text:span text:style-name="T4">FaceVACS</text:span></text:p>
          <draw:enhanced-geometry draw:mirror-horizontal="false" draw:mirror-vertical="false" svg:viewBox="0 0 22859 31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3" draw:layer="layout" svg:width="22.858cm" svg:height="12.57cm" svg:x="1.27cm" svg:y="4.445cm">
          <text:p text:style-name="P15"><text:span text:style-name="T9"/></text:p>
          <draw:enhanced-geometry draw:mirror-horizontal="false" draw:mirror-vertical="false" svg:viewBox="0 0 22859 1257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3" draw:layer="layout" svg:width="5.925cm" svg:height="1.012cm" svg:x="1.27cm" svg:y="17.657cm">
          <text:p text:style-name="P4"><text:span text:style-name="T7">10.02.2015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3" draw:layer="layout" svg:width="9.02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svg:viewBox="0 0 9021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3" draw:layer="layout" svg:width="5.925cm" svg:height="1.012cm" svg:x="18.203cm" svg:y="17.657cm">
          <text:p text:style-name="P5"><text:span text:style-name="T7"><text:page-number>&lt;Foliennummer&gt;</text:page-number>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6" draw:layer="layout" svg:width="22.859cm" svg:height="11.048cm" svg:x="1.27cm" svg:y="4.457cm" presentation:class="subtitle" presentation:user-transformed="true">
          <draw:text-box>
            <text:list text:style-name="L1">
              <text:list-item>
                <text:p text:style-name="P6"><text:span text:style-name="T10">API mit verschiedenen Algorithmen </text:span></text:p>
                <text:p text:style-name="P6"><text:span text:style-name="T10">zur Verarbeitung von Gesichtsdaten</text:span></text:p>
                <text:p text:style-name="P6"><text:span text:style-name="T10"/></text:p>
              </text:list-item>
              <text:list-item>
                <text:p text:style-name="P6"><text:span text:style-name="T10">Schnell (C++)</text:span></text:p>
                <text:p text:style-name="P6"><text:span text:style-name="T10"/></text:p>
              </text:list-item>
              <text:list-item>
                <text:p text:style-name="P6"><text:span text:style-name="T10">Einfach zu verwende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_5f_" presentation:presentation-page-layout-name="AL2T0">
        <office:forms form:automatic-focus="false" form:apply-design-mode="false"/>
        <draw:custom-shape draw:name="TextShape 1" draw:style-name="gr6" draw:text-style-name="P8" draw:layer="Layout" svg:width="22.858cm" svg:height="3.173cm" svg:x="1.27cm" svg:y="0.763cm">
          <text:p text:style-name="P7"><text:span text:style-name="T4">FaceVACS</text:span></text:p>
          <draw:enhanced-geometry draw:mirror-horizontal="false" draw:mirror-vertical="false" svg:viewBox="0 0 22859 31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3" draw:layer="Layout" svg:width="22.858cm" svg:height="12.57cm" svg:x="1.27cm" svg:y="4.445cm">
          <text:p/>
          <draw:enhanced-geometry draw:mirror-horizontal="false" draw:mirror-vertical="false" svg:viewBox="0 0 22859 1257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8" draw:text-style-name="P8" draw:layer="Layout" svg:width="5.925cm" svg:height="1.012cm" svg:x="1.27cm" svg:y="17.657cm">
          <text:p text:style-name="P7"><text:span text:style-name="T7">10.02.2015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9" draw:text-style-name="P2" draw:layer="Layout" svg:width="9.02cm" svg:height="1.012cm" svg:x="8.3cm" svg:y="17.657cm">
          <text:p text:style-name="P9"><text:span text:style-name="T7">Sebastian Büttner, Florian Zorbach, Fabian Möbus</text:span></text:p>
          <draw:enhanced-geometry draw:mirror-horizontal="false" draw:mirror-vertical="false" svg:viewBox="0 0 9021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8" draw:text-style-name="P11" draw:layer="Layout" svg:width="5.925cm" svg:height="1.012cm" svg:x="18.203cm" svg:y="17.657cm">
          <text:p text:style-name="P10"><text:span text:style-name="T7"><text:page-number>&lt;Foliennummer&gt;</text:page-number>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2" draw:layer="layout" svg:width="19.567cm" svg:height="7.613cm" svg:x="3.029cm" svg:y="5.756cm">
          <draw:image xlink:href="Pictures/2000000800004C7000001DBE76DDDAFB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_5f_" presentation:presentation-page-layout-name="AL2T0">
        <office:forms form:automatic-focus="false" form:apply-design-mode="false"/>
        <draw:custom-shape draw:name="TextShape 1" draw:style-name="gr6" draw:text-style-name="P8" draw:layer="Layout" svg:width="22.858cm" svg:height="3.173cm" svg:x="1.27cm" svg:y="0.763cm">
          <text:p text:style-name="P7"><text:span text:style-name="T4">FaceVACS</text:span></text:p>
          <draw:enhanced-geometry draw:mirror-horizontal="false" draw:mirror-vertical="false" svg:viewBox="0 0 22859 31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3" draw:layer="Layout" svg:width="22.858cm" svg:height="12.57cm" svg:x="1.27cm" svg:y="4.445cm">
          <text:p/>
          <draw:enhanced-geometry draw:mirror-horizontal="false" draw:mirror-vertical="false" svg:viewBox="0 0 22859 1257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8" draw:text-style-name="P8" draw:layer="Layout" svg:width="5.925cm" svg:height="1.012cm" svg:x="1.27cm" svg:y="17.657cm">
          <text:p text:style-name="P7"><text:span text:style-name="T7">10.02.2015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9" draw:text-style-name="P2" draw:layer="Layout" svg:width="9.02cm" svg:height="1.012cm" svg:x="8.3cm" svg:y="17.657cm">
          <text:p text:style-name="P9"><text:span text:style-name="T7">Sebastian Büttner, Florian Zorbach, Fabian Möbus</text:span></text:p>
          <draw:enhanced-geometry draw:mirror-horizontal="false" draw:mirror-vertical="false" svg:viewBox="0 0 9021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8" draw:text-style-name="P11" draw:layer="Layout" svg:width="5.925cm" svg:height="1.012cm" svg:x="18.203cm" svg:y="17.657cm">
          <text:p text:style-name="P10"><text:span text:style-name="T7"><text:page-number>&lt;Foliennummer&gt;</text:page-number>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2" draw:layer="layout" svg:width="19.567cm" svg:height="8.7cm" svg:x="3.029cm" svg:y="5.213cm">
          <draw:image xlink:href="Pictures/2000000800004C70000021FD7F5D7C5A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_5f_" presentation:presentation-page-layout-name="AL2T0">
        <office:forms form:automatic-focus="false" form:apply-design-mode="false"/>
        <draw:custom-shape draw:name="TextShape 1" draw:style-name="gr6" draw:text-style-name="P8" draw:layer="Layout" svg:width="22.858cm" svg:height="3.173cm" svg:x="1.27cm" svg:y="0.763cm">
          <text:p text:style-name="P7"><text:span text:style-name="T4">FaceVACS</text:span></text:p>
          <draw:enhanced-geometry draw:mirror-horizontal="false" draw:mirror-vertical="false" svg:viewBox="0 0 22859 31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3" draw:layer="Layout" svg:width="22.858cm" svg:height="12.57cm" svg:x="1.27cm" svg:y="4.445cm">
          <text:p/>
          <draw:enhanced-geometry draw:mirror-horizontal="false" draw:mirror-vertical="false" svg:viewBox="0 0 22859 1257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8" draw:text-style-name="P8" draw:layer="Layout" svg:width="5.925cm" svg:height="1.012cm" svg:x="1.27cm" svg:y="17.657cm">
          <text:p text:style-name="P7"><text:span text:style-name="T7">10.02.2015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1" draw:text-style-name="P2" draw:layer="Layout" svg:width="9.48cm" svg:height="1.012cm" svg:x="8.3cm" svg:y="17.657cm">
          <text:p text:style-name="P9"><text:span text:style-name="T7">Sebastian Büttner, Florian Zorbach, Fabian Möbus</text:span></text:p>
          <draw:enhanced-geometry draw:mirror-horizontal="false" draw:mirror-vertical="false" svg:viewBox="0 0 9021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8" draw:text-style-name="P11" draw:layer="Layout" svg:width="5.925cm" svg:height="1.012cm" svg:x="18.203cm" svg:y="17.657cm">
          <text:p text:style-name="P10"><text:span text:style-name="T7"><text:page-number>&lt;Foliennummer&gt;</text:page-number>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14" draw:layer="layout" svg:width="22.859cm" svg:height="11.048cm" svg:x="1.27cm" svg:y="4.457cm" presentation:class="subtitle" presentation:user-transformed="true">
          <draw:text-box>
            <text:list text:style-name="L1">
              <text:list-item>
                <text:p text:style-name="P14"><text:span text:style-name="T10">Erstellen eines FIR aus mehreren Bildern</text:span></text:p>
                <text:p text:style-name="P14"><text:span text:style-name="T10"/></text:p>
              </text:list-item>
              <text:list-item>
                <text:p text:style-name="P14"><text:span text:style-name="T10">Zuordnung eines FIR anhand mehrerer Bilder</text:span></text:p>
                <text:p text:style-name="P14"><text:span text:style-name="T10"/></text:p>
              </text:list-item>
              <text:list-item>
                <text:p text:style-name="P14"><text:span text:style-name="T10">Prozentuale Angabe (0.0 bis 1.0)</text:span></text:p>
                <text:p text:style-name="P14"><text:span text:style-name="T10"/></text:p>
              </text:list-item>
              <text:list-item>
                <text:p text:style-name="P14"><text:span text:style-name="T10">Zusammenfassen von ähnlichen FI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office:forms form:automatic-focus="false" form:apply-design-mode="false"/>
        <draw:custom-shape draw:name="TextShape 1" draw:style-name="gr2" draw:text-style-name="P3" draw:layer="layout" svg:width="22.858cm" svg:height="3.173cm" svg:x="1.27cm" svg:y="0.763cm">
          <text:p text:style-name="P4"><text:span text:style-name="T4">Zustandsmodell</text:span></text:p>
          <draw:enhanced-geometry draw:mirror-horizontal="false" draw:mirror-vertical="false" svg:viewBox="0 0 22859 31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3" draw:layer="layout" svg:width="5.925cm" svg:height="1.012cm" svg:x="1.27cm" svg:y="17.657cm">
          <text:p text:style-name="P4"><text:span text:style-name="T7">10.02.2015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3" draw:layer="layout" svg:width="9.02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svg:viewBox="0 0 9021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3" draw:layer="layout" svg:width="5.925cm" svg:height="1.012cm" svg:x="18.203cm" svg:y="17.657cm">
          <text:p text:style-name="P5"><text:span text:style-name="T7"><text:page-number>&lt;Foliennummer&gt;</text:page-number>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2" draw:text-style-name="P3" xml:id="id5" draw:id="id5" draw:layer="layout" svg:width="4.571cm" svg:height="1.269cm" svg:x="10.619cm" svg:y="5.624cm">
          <text:p text:style-name="P1"><text:span text:style-name="T11">WaitForBody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6" draw:style-name="gr13" draw:text-style-name="P2" xml:id="id7" draw:id="id7" draw:layer="layout" svg:width="4.571cm" svg:height="1.269cm" svg:x="17.985cm" svg:y="8.672cm">
          <text:p text:style-name="P1"><text:span text:style-name="T11">WaitTakePicture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7" draw:style-name="gr14" draw:text-style-name="P2" xml:id="id1" draw:id="id1" draw:layer="layout" svg:width="4.571cm" svg:height="1.269cm" svg:x="14.175cm" svg:y="14.006cm">
          <text:p text:style-name="P1"><text:span text:style-name="T11">Identify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8" draw:style-name="gr15" draw:text-style-name="P2" xml:id="id2" draw:id="id2" draw:layer="layout" svg:width="4.571cm" svg:height="1.269cm" svg:x="6.301cm" svg:y="14.006cm">
          <text:p text:style-name="P1"><text:span text:style-name="T11">TrackingDecision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9" draw:style-name="gr16" draw:text-style-name="P2" xml:id="id3" draw:id="id3" draw:layer="layout" svg:width="4.571cm" svg:height="1.269cm" svg:x="2.032cm" svg:y="8.672cm">
          <text:p text:style-name="P1"><text:span text:style-name="T11">Tracking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0" draw:style-name="gr17" draw:text-style-name="P2" xml:id="id4" draw:id="id4" draw:layer="layout" svg:width="4.571cm" svg:height="1.269cm" svg:x="7.62cm" svg:y="8.672cm">
          <text:p text:style-name="P1"><text:span text:style-name="T11">SwitchTarget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1" draw:style-name="gr18" draw:text-style-name="P2" xml:id="id6" draw:id="id6" draw:layer="layout" svg:width="4.571cm" svg:height="1.269cm" svg:x="14.175cm" svg:y="10.704cm">
          <text:p text:style-name="P1"><text:span text:style-name="T11">Learn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Shape 21" draw:style-name="gr4" draw:text-style-name="P3" draw:layer="layout" svg:width="5.841cm" svg:height="1.36cm" svg:x="16.969cm" svg:y="5.116cm">
          <text:p text:style-name="P15"><text:span text:style-name="T12">Unidentifizierte Person entdeckt</text:span></text:p>
          <draw:enhanced-geometry draw:mirror-horizontal="false" draw:mirror-vertical="false" svg:viewBox="0 0 5842 136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6" draw:style-name="gr5" draw:text-style-name="P3" draw:layer="layout" svg:width="4.063cm" svg:height="0.852cm" svg:x="11.43cm" svg:y="14.641cm">
          <text:p text:style-name="P15"><text:span text:style-name="T12"/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7" draw:style-name="gr5" draw:text-style-name="P3" draw:layer="layout" svg:width="4.063cm" svg:height="0.852cm" svg:x="13.159cm" svg:y="12.482cm">
          <text:p text:style-name="P15"><text:span text:style-name="T12"/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0" draw:style-name="gr5" draw:text-style-name="P3" draw:layer="layout" svg:width="4.063cm" svg:height="0.852cm" svg:x="8.079cm" svg:y="11.629cm">
          <text:p text:style-name="P15"><text:span text:style-name="T12"/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9" draw:text-style-name="P12" draw:layer="layout" draw:type="line" svg:x1="14.175cm" svg:y1="14.64cm" svg:x2="10.872cm" svg:y2="14.64cm" draw:start-shape="id1" draw:start-glue-point="3" draw:end-shape="id2" draw:end-glue-point="1" svg:d="M14175 14640h-3303" svg:viewBox="0 0 3304 1">
          <text:p/>
        </draw:connector>
        <draw:connector draw:style-name="gr19" draw:text-style-name="P12" draw:layer="layout" draw:type="curve" svg:x1="6.301cm" svg:y1="14.64cm" svg:x2="4.317cm" svg:y2="9.941cm" draw:start-shape="id2" draw:start-glue-point="3" draw:end-shape="id3" draw:end-glue-point="2" svg:d="M6301 14640c-1323 0-1984-1566-1984-4699" svg:viewBox="0 0 1985 4700">
          <text:p/>
        </draw:connector>
        <draw:connector draw:style-name="gr19" draw:text-style-name="P12" draw:layer="layout" draw:type="curve" svg:x1="4.317cm" svg:y1="8.672cm" svg:x2="9.905cm" svg:y2="8.672cm" draw:start-shape="id3" draw:start-glue-point="0" draw:end-shape="id4" svg:d="M4317 8672c0-753 5588-753 5588 0" svg:viewBox="0 0 5589 566">
          <text:p/>
        </draw:connector>
        <draw:connector draw:style-name="gr19" draw:text-style-name="P12" draw:layer="layout" draw:type="curve" svg:x1="10.619cm" svg:y1="6.258cm" svg:x2="4.317cm" svg:y2="8.672cm" draw:start-shape="id5" draw:start-glue-point="3" draw:end-shape="id3" draw:end-glue-point="0" svg:d="M10619 6258c-4202 0-6302 804-6302 2414" svg:viewBox="0 0 6303 2415">
          <text:p/>
        </draw:connector>
        <draw:connector draw:style-name="gr19" draw:text-style-name="P12" draw:layer="layout" draw:type="curve" draw:line-skew="-0.415cm" svg:x1="4.317cm" svg:y1="8.672cm" svg:x2="12.904cm" svg:y2="6.893cm" draw:start-shape="id3" draw:start-glue-point="0" draw:end-shape="id5" draw:end-glue-point="2" svg:d="M4317 8672c0-1957 8587-1068 8587-1779" svg:viewBox="0 0 8588 1780">
          <text:p/>
        </draw:connector>
        <draw:connector draw:style-name="gr19" draw:text-style-name="P12" draw:layer="layout" draw:type="curve" svg:x1="9.905cm" svg:y1="9.941cm" svg:x2="4.317cm" svg:y2="9.941cm" draw:start-shape="id4" draw:start-glue-point="2" draw:end-shape="id3" svg:d="M9905 9941c0 751-5588 751-5588 0" svg:viewBox="0 0 5589 564">
          <text:p/>
        </draw:connector>
        <draw:connector draw:style-name="gr19" draw:text-style-name="P12" draw:layer="layout" draw:type="curve" svg:x1="16.46cm" svg:y1="14.006cm" svg:x2="16.46cm" svg:y2="11.973cm" draw:start-shape="id1" draw:start-glue-point="0" draw:end-shape="id6" draw:end-glue-point="2" svg:d="M16460 14006v-2033" svg:viewBox="0 0 1 2034">
          <text:p/>
        </draw:connector>
        <draw:connector draw:style-name="gr19" draw:text-style-name="P12" draw:layer="layout" draw:type="curve" svg:x1="14.175cm" svg:y1="14.64cm" svg:x2="12.904cm" svg:y2="6.893cm" draw:start-shape="id1" draw:start-glue-point="3" draw:end-shape="id5" draw:end-glue-point="2" svg:d="M14175 14640c-848 0-1271-2582-1271-7747" svg:viewBox="0 0 1272 7748">
          <text:p/>
        </draw:connector>
        <draw:connector draw:style-name="gr19" draw:text-style-name="P12" draw:layer="layout" draw:type="curve" draw:line-skew="1.743cm" svg:x1="8.586cm" svg:y1="14.006cm" svg:x2="12.904cm" svg:y2="6.893cm" draw:start-shape="id2" draw:start-glue-point="0" draw:end-shape="id5" svg:d="M8586 14006c0-2721 4318 835 4318-7113" svg:viewBox="0 0 4319 7114">
          <text:p/>
        </draw:connector>
        <draw:connector draw:style-name="gr19" draw:text-style-name="P12" draw:layer="layout" draw:type="curve" svg:x1="15.19cm" svg:y1="6.258cm" svg:x2="20.27cm" svg:y2="8.672cm" draw:start-shape="id5" draw:start-glue-point="1" draw:end-shape="id7" draw:end-glue-point="0" svg:d="M15190 6258c3387 0 5080 804 5080 2414" svg:viewBox="0 0 5081 2415">
          <text:p/>
        </draw:connector>
        <draw:connector draw:style-name="gr19" draw:text-style-name="P12" draw:layer="layout" draw:type="curve" svg:x1="20.27cm" svg:y1="9.941cm" svg:x2="18.746cm" svg:y2="14.64cm" draw:start-shape="id7" draw:start-glue-point="2" draw:end-shape="id1" draw:end-glue-point="1" svg:d="M20270 9941c0 3133-508 4699-1524 4699" svg:viewBox="0 0 1525 4700">
          <text:p/>
        </draw:connector>
        <draw:connector draw:style-name="gr19" draw:text-style-name="P12" draw:layer="layout" draw:type="curve" svg:x1="16.46cm" svg:y1="10.704cm" svg:x2="12.904cm" svg:y2="6.893cm" draw:start-shape="id6" draw:start-glue-point="0" draw:end-shape="id5" draw:end-glue-point="2" svg:d="M16460 10704c0-2859-3556-954-3556-3811" svg:viewBox="0 0 3557 3812">
          <text:p/>
        </draw:connecto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office:forms form:automatic-focus="false" form:apply-design-mode="false"/>
        <draw:custom-shape draw:name="TextShape 1" draw:style-name="gr20" draw:text-style-name="P8" draw:layer="layout" svg:width="22.858cm" svg:height="3.173cm" svg:x="1.27cm" svg:y="0.763cm">
          <text:p text:style-name="P4"><text:span text:style-name="T4">Zustandsmodell</text:span></text:p>
          <draw:enhanced-geometry draw:mirror-horizontal="false" draw:mirror-vertical="false" svg:viewBox="0 0 22859 31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1" draw:text-style-name="P8" draw:layer="layout" svg:width="5.925cm" svg:height="1.012cm" svg:x="1.27cm" svg:y="17.657cm">
          <text:p text:style-name="P4"><text:span text:style-name="T7">10.02.2015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2" draw:text-style-name="P2" draw:layer="layout" svg:width="9.02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svg:viewBox="0 0 9021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3" draw:text-style-name="P11" draw:layer="layout" svg:width="5.925cm" svg:height="1.012cm" svg:x="18.203cm" svg:y="17.657cm">
          <text:p text:style-name="P5"><text:span text:style-name="T7"><text:page-number>&lt;Foliennummer&gt;</text:page-number>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4" draw:text-style-name="P2" xml:id="id12" draw:id="id12" draw:layer="layout" svg:width="4.571cm" svg:height="1.269cm" svg:x="10.619cm" svg:y="5.624cm">
          <text:p text:style-name="P1"><text:span text:style-name="T11">WaitForBody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6" draw:style-name="gr25" draw:text-style-name="P2" xml:id="id14" draw:id="id14" draw:layer="layout" svg:width="4.571cm" svg:height="1.269cm" svg:x="17.985cm" svg:y="8.672cm">
          <text:p text:style-name="P1"><text:span text:style-name="T11">WaitTakePicture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7" draw:style-name="gr26" draw:text-style-name="P2" xml:id="id8" draw:id="id8" draw:layer="layout" svg:width="4.571cm" svg:height="1.269cm" svg:x="14.175cm" svg:y="14.006cm">
          <text:p text:style-name="P1"><text:span text:style-name="T11">Identify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8" draw:style-name="gr27" draw:text-style-name="P2" xml:id="id9" draw:id="id9" draw:layer="layout" svg:width="4.571cm" svg:height="1.269cm" svg:x="6.301cm" svg:y="14.006cm">
          <text:p text:style-name="P1"><text:span text:style-name="T11">TrackingDecision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9" draw:style-name="gr28" draw:text-style-name="P2" xml:id="id10" draw:id="id10" draw:layer="layout" svg:width="4.571cm" svg:height="1.269cm" svg:x="2.032cm" svg:y="8.672cm">
          <text:p text:style-name="P1"><text:span text:style-name="T11">Tracking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0" draw:style-name="gr29" draw:text-style-name="P2" xml:id="id11" draw:id="id11" draw:layer="layout" svg:width="4.571cm" svg:height="1.269cm" svg:x="7.62cm" svg:y="8.672cm">
          <text:p text:style-name="P1"><text:span text:style-name="T11">SwitchTarget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1" draw:style-name="gr30" draw:text-style-name="P2" xml:id="id13" draw:id="id13" draw:layer="layout" svg:width="4.571cm" svg:height="1.269cm" svg:x="14.175cm" svg:y="10.704cm">
          <text:p text:style-name="P1"><text:span text:style-name="T11">Learn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Shape 21" draw:style-name="gr31" draw:text-style-name="P16" draw:layer="layout" svg:width="5.841cm" svg:height="1.36cm" svg:x="16.969cm" svg:y="5.116cm">
          <text:p text:style-name="P15"><text:span text:style-name="T12">Unidentifizierte Person entdeckt</text:span></text:p>
          <draw:enhanced-geometry draw:mirror-horizontal="false" draw:mirror-vertical="false" svg:viewBox="0 0 5842 136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3" draw:style-name="gr32" draw:text-style-name="P16" draw:layer="layout" svg:width="5.587cm" svg:height="1.36cm" svg:x="20.32cm" svg:y="10.069cm">
          <text:p text:style-name="P15"><text:span text:style-name="T12">5 Portaitaufnahmen gemacht</text:span></text:p>
          <draw:enhanced-geometry draw:mirror-horizontal="false" draw:mirror-vertical="false" svg:viewBox="0 0 5588 136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4" draw:style-name="gr33" draw:text-style-name="P16" draw:layer="layout" svg:width="4.063cm" svg:height="0.852cm" svg:x="16.461cm" svg:y="12.645cm">
          <text:p text:style-name="P15"><text:span text:style-name="T12"/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7" draw:style-name="gr34" draw:text-style-name="P16" draw:layer="layout" svg:width="4.063cm" svg:height="0.852cm" svg:x="13.159cm" svg:y="12.482cm">
          <text:p text:style-name="P15"><text:span text:style-name="T12"/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8" draw:style-name="gr35" draw:text-style-name="P16" draw:layer="layout" svg:width="4.063cm" svg:height="0.852cm" svg:x="2.999cm" svg:y="13.153cm">
          <text:p text:style-name="P15"><text:span text:style-name="T12"/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9" draw:text-style-name="P12" draw:layer="layout" draw:type="line" svg:x1="14.175cm" svg:y1="14.64cm" svg:x2="10.872cm" svg:y2="14.64cm" draw:start-shape="id8" draw:start-glue-point="3" draw:end-shape="id9" draw:end-glue-point="1" svg:d="M14175 14640h-3303" svg:viewBox="0 0 3304 1">
          <text:p/>
        </draw:connector>
        <draw:connector draw:style-name="gr19" draw:text-style-name="P12" draw:layer="layout" draw:type="curve" svg:x1="6.301cm" svg:y1="14.64cm" svg:x2="4.317cm" svg:y2="9.941cm" draw:start-shape="id9" draw:start-glue-point="3" draw:end-shape="id10" draw:end-glue-point="2" svg:d="M6301 14640c-1323 0-1984-1566-1984-4699" svg:viewBox="0 0 1985 4700">
          <text:p/>
        </draw:connector>
        <draw:connector draw:style-name="gr19" draw:text-style-name="P12" draw:layer="layout" draw:type="curve" svg:x1="4.317cm" svg:y1="8.672cm" svg:x2="9.905cm" svg:y2="8.672cm" draw:start-shape="id10" draw:start-glue-point="0" draw:end-shape="id11" svg:d="M4317 8672c0-753 5588-753 5588 0" svg:viewBox="0 0 5589 566">
          <text:p/>
        </draw:connector>
        <draw:connector draw:style-name="gr19" draw:text-style-name="P12" draw:layer="layout" draw:type="curve" svg:x1="10.619cm" svg:y1="6.258cm" svg:x2="4.317cm" svg:y2="8.672cm" draw:start-shape="id12" draw:start-glue-point="3" draw:end-shape="id10" draw:end-glue-point="0" svg:d="M10619 6258c-4202 0-6302 804-6302 2414" svg:viewBox="0 0 6303 2415">
          <text:p/>
        </draw:connector>
        <draw:connector draw:style-name="gr19" draw:text-style-name="P12" draw:layer="layout" draw:type="curve" draw:line-skew="-0.415cm" svg:x1="4.317cm" svg:y1="8.672cm" svg:x2="12.904cm" svg:y2="6.893cm" draw:start-shape="id10" draw:start-glue-point="0" draw:end-shape="id12" draw:end-glue-point="2" svg:d="M4317 8672c0-1957 8587-1068 8587-1779" svg:viewBox="0 0 8588 1780">
          <text:p/>
        </draw:connector>
        <draw:connector draw:style-name="gr19" draw:text-style-name="P12" draw:layer="layout" draw:type="curve" svg:x1="9.905cm" svg:y1="9.941cm" svg:x2="4.317cm" svg:y2="9.941cm" draw:start-shape="id11" draw:start-glue-point="2" draw:end-shape="id10" svg:d="M9905 9941c0 751-5588 751-5588 0" svg:viewBox="0 0 5589 564">
          <text:p/>
        </draw:connector>
        <draw:connector draw:style-name="gr19" draw:text-style-name="P12" draw:layer="layout" draw:type="curve" svg:x1="16.46cm" svg:y1="14.006cm" svg:x2="16.46cm" svg:y2="11.973cm" draw:start-shape="id8" draw:start-glue-point="0" draw:end-shape="id13" draw:end-glue-point="2" svg:d="M16460 14006v-2033" svg:viewBox="0 0 1 2034">
          <text:p/>
        </draw:connector>
        <draw:connector draw:style-name="gr19" draw:text-style-name="P12" draw:layer="layout" draw:type="curve" svg:x1="14.175cm" svg:y1="14.64cm" svg:x2="12.904cm" svg:y2="6.893cm" draw:start-shape="id8" draw:start-glue-point="3" draw:end-shape="id12" draw:end-glue-point="2" svg:d="M14175 14640c-848 0-1271-2582-1271-7747" svg:viewBox="0 0 1272 7748">
          <text:p/>
        </draw:connector>
        <draw:connector draw:style-name="gr19" draw:text-style-name="P12" draw:layer="layout" draw:type="curve" draw:line-skew="1.743cm" svg:x1="8.586cm" svg:y1="14.006cm" svg:x2="12.904cm" svg:y2="6.893cm" draw:start-shape="id9" draw:start-glue-point="0" draw:end-shape="id12" svg:d="M8586 14006c0-2721 4318 835 4318-7113" svg:viewBox="0 0 4319 7114">
          <text:p/>
        </draw:connector>
        <draw:connector draw:style-name="gr19" draw:text-style-name="P12" draw:layer="layout" draw:type="curve" svg:x1="15.19cm" svg:y1="6.258cm" svg:x2="20.27cm" svg:y2="8.672cm" draw:start-shape="id12" draw:start-glue-point="1" draw:end-shape="id14" draw:end-glue-point="0" svg:d="M15190 6258c3387 0 5080 804 5080 2414" svg:viewBox="0 0 5081 2415">
          <text:p/>
        </draw:connector>
        <draw:connector draw:style-name="gr19" draw:text-style-name="P12" draw:layer="layout" draw:type="curve" svg:x1="20.27cm" svg:y1="9.941cm" svg:x2="18.746cm" svg:y2="14.64cm" draw:start-shape="id14" draw:start-glue-point="2" draw:end-shape="id8" draw:end-glue-point="1" svg:d="M20270 9941c0 3133-508 4699-1524 4699" svg:viewBox="0 0 1525 4700">
          <text:p/>
        </draw:connector>
        <draw:connector draw:style-name="gr19" draw:text-style-name="P12" draw:layer="layout" draw:type="curve" svg:x1="16.46cm" svg:y1="10.704cm" svg:x2="12.904cm" svg:y2="6.893cm" draw:start-shape="id13" draw:start-glue-point="0" draw:end-shape="id12" draw:end-glue-point="2" svg:d="M16460 10704c0-2859-3556-954-3556-3811" svg:viewBox="0 0 3557 3812">
          <text:p/>
        </draw:connecto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_5f_">
        <office:forms form:automatic-focus="false" form:apply-design-mode="false"/>
        <draw:custom-shape draw:name="TextShape 1" draw:style-name="gr36" draw:text-style-name="P8" draw:layer="layout" svg:width="22.858cm" svg:height="3.173cm" svg:x="1.27cm" svg:y="0.763cm">
          <text:p text:style-name="P4"><text:span text:style-name="T4">Zustandsmodell</text:span></text:p>
          <draw:enhanced-geometry draw:mirror-horizontal="false" draw:mirror-vertical="false" svg:viewBox="0 0 22859 31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7" draw:text-style-name="P8" draw:layer="layout" svg:width="5.925cm" svg:height="1.012cm" svg:x="1.27cm" svg:y="17.657cm">
          <text:p text:style-name="P4"><text:span text:style-name="T7">10.02.2015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8" draw:text-style-name="P2" draw:layer="layout" svg:width="9.02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svg:viewBox="0 0 9021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39" draw:text-style-name="P11" draw:layer="layout" svg:width="5.925cm" svg:height="1.012cm" svg:x="18.203cm" svg:y="17.657cm">
          <text:p text:style-name="P5"><text:span text:style-name="T7"><text:page-number>&lt;Foliennummer&gt;</text:page-number>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0" draw:text-style-name="P2" xml:id="id19" draw:id="id19" draw:layer="layout" svg:width="4.571cm" svg:height="1.269cm" svg:x="10.619cm" svg:y="5.624cm">
          <text:p text:style-name="P1"><text:span text:style-name="T11">WaitForBody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6" draw:style-name="gr41" draw:text-style-name="P2" xml:id="id21" draw:id="id21" draw:layer="layout" svg:width="4.571cm" svg:height="1.269cm" svg:x="17.985cm" svg:y="8.672cm">
          <text:p text:style-name="P1"><text:span text:style-name="T11">WaitTakePicture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7" draw:style-name="gr42" draw:text-style-name="P2" xml:id="id15" draw:id="id15" draw:layer="layout" svg:width="4.571cm" svg:height="1.269cm" svg:x="14.175cm" svg:y="14.006cm">
          <text:p text:style-name="P1"><text:span text:style-name="T11">Identify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8" draw:style-name="gr43" draw:text-style-name="P2" xml:id="id16" draw:id="id16" draw:layer="layout" svg:width="4.571cm" svg:height="1.269cm" svg:x="6.301cm" svg:y="14.006cm">
          <text:p text:style-name="P1"><text:span text:style-name="T11">TrackingDecision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9" draw:style-name="gr44" draw:text-style-name="P2" xml:id="id17" draw:id="id17" draw:layer="layout" svg:width="4.571cm" svg:height="1.269cm" svg:x="2.032cm" svg:y="8.672cm">
          <text:p text:style-name="P1"><text:span text:style-name="T11">Tracking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0" draw:style-name="gr45" draw:text-style-name="P2" xml:id="id18" draw:id="id18" draw:layer="layout" svg:width="4.571cm" svg:height="1.269cm" svg:x="7.62cm" svg:y="8.672cm">
          <text:p text:style-name="P1"><text:span text:style-name="T11">SwitchTarget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1" draw:style-name="gr46" draw:text-style-name="P2" xml:id="id20" draw:id="id20" draw:layer="layout" svg:width="4.571cm" svg:height="1.269cm" svg:x="14.175cm" svg:y="10.704cm">
          <text:p text:style-name="P1"><text:span text:style-name="T11">Learn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Shape 21" draw:style-name="gr47" draw:text-style-name="P16" draw:layer="layout" svg:width="5.841cm" svg:height="1.36cm" svg:x="16.969cm" svg:y="5.116cm">
          <text:p text:style-name="P15"><text:span text:style-name="T12">Unidentifizierte Person entdeckt</text:span></text:p>
          <draw:enhanced-geometry draw:mirror-horizontal="false" draw:mirror-vertical="false" svg:viewBox="0 0 5842 136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3" draw:style-name="gr48" draw:text-style-name="P16" draw:layer="layout" svg:width="5.587cm" svg:height="1.36cm" svg:x="20.32cm" svg:y="10.069cm">
          <text:p text:style-name="P15"><text:span text:style-name="T12">5 Portaitaufnahmen gemacht</text:span></text:p>
          <draw:enhanced-geometry draw:mirror-horizontal="false" draw:mirror-vertical="false" svg:viewBox="0 0 5588 136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4" draw:style-name="gr49" draw:text-style-name="P16" draw:layer="layout" svg:width="4.063cm" svg:height="0.852cm" svg:x="16.461cm" svg:y="12.645cm">
          <text:p text:style-name="P15"><text:span text:style-name="T12">Unbekannt</text:span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6" draw:style-name="gr50" draw:text-style-name="P16" draw:layer="layout" svg:width="4.063cm" svg:height="0.852cm" svg:x="11.43cm" svg:y="14.641cm">
          <text:p text:style-name="P15"><text:span text:style-name="T12">Identifiziert</text:span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7" draw:style-name="gr51" draw:text-style-name="P16" draw:layer="layout" svg:width="4.063cm" svg:height="0.852cm" svg:x="13.159cm" svg:y="12.482cm">
          <text:p text:style-name="P15"><text:span text:style-name="T12">Unsicher</text:span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2" draw:style-name="gr52" draw:text-style-name="P16" draw:layer="layout" svg:width="4.063cm" svg:height="0.852cm" svg:x="5.793cm" svg:y="7.402cm">
          <text:p text:style-name="P15"><text:span text:style-name="T12"/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3" draw:style-name="gr53" draw:text-style-name="P16" draw:layer="layout" svg:width="5.333cm" svg:height="1.614cm" svg:x="2.032cm" svg:y="4.354cm">
          <text:p text:style-name="P15"><text:span text:style-name="T12"/></text:p>
          <draw:enhanced-geometry draw:mirror-horizontal="false" draw:mirror-vertical="false" svg:viewBox="0 0 5334 161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9" draw:text-style-name="P12" draw:layer="layout" draw:type="line" svg:x1="14.175cm" svg:y1="14.64cm" svg:x2="10.872cm" svg:y2="14.64cm" draw:start-shape="id15" draw:start-glue-point="3" draw:end-shape="id16" draw:end-glue-point="1" svg:d="M14175 14640h-3303" svg:viewBox="0 0 3304 1">
          <text:p/>
        </draw:connector>
        <draw:connector draw:style-name="gr19" draw:text-style-name="P12" draw:layer="layout" draw:type="curve" svg:x1="6.301cm" svg:y1="14.64cm" svg:x2="4.317cm" svg:y2="9.941cm" draw:start-shape="id16" draw:start-glue-point="3" draw:end-shape="id17" draw:end-glue-point="2" svg:d="M6301 14640c-1323 0-1984-1566-1984-4699" svg:viewBox="0 0 1985 4700">
          <text:p/>
        </draw:connector>
        <draw:connector draw:style-name="gr19" draw:text-style-name="P12" draw:layer="layout" draw:type="curve" svg:x1="4.317cm" svg:y1="8.672cm" svg:x2="9.905cm" svg:y2="8.672cm" draw:start-shape="id17" draw:start-glue-point="0" draw:end-shape="id18" svg:d="M4317 8672c0-753 5588-753 5588 0" svg:viewBox="0 0 5589 566">
          <text:p/>
        </draw:connector>
        <draw:connector draw:style-name="gr19" draw:text-style-name="P12" draw:layer="layout" draw:type="curve" svg:x1="10.619cm" svg:y1="6.258cm" svg:x2="4.317cm" svg:y2="8.672cm" draw:start-shape="id19" draw:start-glue-point="3" draw:end-shape="id17" draw:end-glue-point="0" svg:d="M10619 6258c-4202 0-6302 804-6302 2414" svg:viewBox="0 0 6303 2415">
          <text:p/>
        </draw:connector>
        <draw:connector draw:style-name="gr19" draw:text-style-name="P12" draw:layer="layout" draw:type="curve" draw:line-skew="-0.415cm" svg:x1="4.317cm" svg:y1="8.672cm" svg:x2="12.904cm" svg:y2="6.893cm" draw:start-shape="id17" draw:start-glue-point="0" draw:end-shape="id19" draw:end-glue-point="2" svg:d="M4317 8672c0-1957 8587-1068 8587-1779" svg:viewBox="0 0 8588 1780">
          <text:p/>
        </draw:connector>
        <draw:connector draw:style-name="gr19" draw:text-style-name="P12" draw:layer="layout" draw:type="curve" svg:x1="9.905cm" svg:y1="9.941cm" svg:x2="4.317cm" svg:y2="9.941cm" draw:start-shape="id18" draw:start-glue-point="2" draw:end-shape="id17" svg:d="M9905 9941c0 751-5588 751-5588 0" svg:viewBox="0 0 5589 564">
          <text:p/>
        </draw:connector>
        <draw:connector draw:style-name="gr19" draw:text-style-name="P12" draw:layer="layout" draw:type="curve" svg:x1="16.46cm" svg:y1="14.006cm" svg:x2="16.46cm" svg:y2="11.973cm" draw:start-shape="id15" draw:start-glue-point="0" draw:end-shape="id20" draw:end-glue-point="2" svg:d="M16460 14006v-2033" svg:viewBox="0 0 1 2034">
          <text:p/>
        </draw:connector>
        <draw:connector draw:style-name="gr19" draw:text-style-name="P12" draw:layer="layout" draw:type="curve" svg:x1="14.175cm" svg:y1="14.64cm" svg:x2="12.904cm" svg:y2="6.893cm" draw:start-shape="id15" draw:start-glue-point="3" draw:end-shape="id19" draw:end-glue-point="2" svg:d="M14175 14640c-848 0-1271-2582-1271-7747" svg:viewBox="0 0 1272 7748">
          <text:p/>
        </draw:connector>
        <draw:connector draw:style-name="gr19" draw:text-style-name="P12" draw:layer="layout" draw:type="curve" draw:line-skew="1.743cm" svg:x1="8.586cm" svg:y1="14.006cm" svg:x2="12.904cm" svg:y2="6.893cm" draw:start-shape="id16" draw:start-glue-point="0" draw:end-shape="id19" svg:d="M8586 14006c0-2721 4318 835 4318-7113" svg:viewBox="0 0 4319 7114">
          <text:p/>
        </draw:connector>
        <draw:connector draw:style-name="gr19" draw:text-style-name="P12" draw:layer="layout" draw:type="curve" svg:x1="15.19cm" svg:y1="6.258cm" svg:x2="20.27cm" svg:y2="8.672cm" draw:start-shape="id19" draw:start-glue-point="1" draw:end-shape="id21" draw:end-glue-point="0" svg:d="M15190 6258c3387 0 5080 804 5080 2414" svg:viewBox="0 0 5081 2415">
          <text:p/>
        </draw:connector>
        <draw:connector draw:style-name="gr19" draw:text-style-name="P12" draw:layer="layout" draw:type="curve" svg:x1="20.27cm" svg:y1="9.941cm" svg:x2="18.746cm" svg:y2="14.64cm" draw:start-shape="id21" draw:start-glue-point="2" draw:end-shape="id15" draw:end-glue-point="1" svg:d="M20270 9941c0 3133-508 4699-1524 4699" svg:viewBox="0 0 1525 4700">
          <text:p/>
        </draw:connector>
        <draw:connector draw:style-name="gr19" draw:text-style-name="P12" draw:layer="layout" draw:type="curve" svg:x1="16.46cm" svg:y1="10.704cm" svg:x2="12.904cm" svg:y2="6.893cm" draw:start-shape="id20" draw:start-glue-point="0" draw:end-shape="id19" draw:end-glue-point="2" svg:d="M16460 10704c0-2859-3556-954-3556-3811" svg:viewBox="0 0 3557 3812">
          <text:p/>
        </draw:connecto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_5f_">
        <office:forms form:automatic-focus="false" form:apply-design-mode="false"/>
        <draw:custom-shape draw:name="TextShape 1" draw:style-name="gr54" draw:text-style-name="P8" draw:layer="layout" svg:width="22.858cm" svg:height="3.173cm" svg:x="1.27cm" svg:y="0.763cm">
          <text:p text:style-name="P4"><text:span text:style-name="T4">Zustandsmodell</text:span></text:p>
          <draw:enhanced-geometry draw:mirror-horizontal="false" draw:mirror-vertical="false" svg:viewBox="0 0 22859 31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5" draw:text-style-name="P8" draw:layer="layout" svg:width="5.925cm" svg:height="1.012cm" svg:x="1.27cm" svg:y="17.657cm">
          <text:p text:style-name="P4"><text:span text:style-name="T7">10.02.2015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56" draw:text-style-name="P2" draw:layer="layout" svg:width="9.02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svg:viewBox="0 0 9021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57" draw:text-style-name="P11" draw:layer="layout" svg:width="5.925cm" svg:height="1.012cm" svg:x="18.203cm" svg:y="17.657cm">
          <text:p text:style-name="P5"><text:span text:style-name="T7"><text:page-number>&lt;Foliennummer&gt;</text:page-number>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8" draw:text-style-name="P2" xml:id="id26" draw:id="id26" draw:layer="layout" svg:width="4.571cm" svg:height="1.269cm" svg:x="10.619cm" svg:y="5.624cm">
          <text:p text:style-name="P1"><text:span text:style-name="T11">WaitForBody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6" draw:style-name="gr59" draw:text-style-name="P2" xml:id="id28" draw:id="id28" draw:layer="layout" svg:width="4.571cm" svg:height="1.269cm" svg:x="17.985cm" svg:y="8.672cm">
          <text:p text:style-name="P1"><text:span text:style-name="T11">WaitTakePicture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7" draw:style-name="gr60" draw:text-style-name="P2" xml:id="id22" draw:id="id22" draw:layer="layout" svg:width="4.571cm" svg:height="1.269cm" svg:x="14.175cm" svg:y="14.006cm">
          <text:p text:style-name="P1"><text:span text:style-name="T11">Identify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8" draw:style-name="gr61" draw:text-style-name="P2" xml:id="id23" draw:id="id23" draw:layer="layout" svg:width="4.571cm" svg:height="1.269cm" svg:x="6.301cm" svg:y="14.006cm">
          <text:p text:style-name="P1"><text:span text:style-name="T11">TrackingDecision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9" draw:style-name="gr62" draw:text-style-name="P2" xml:id="id24" draw:id="id24" draw:layer="layout" svg:width="4.571cm" svg:height="1.269cm" svg:x="2.032cm" svg:y="8.672cm">
          <text:p text:style-name="P1"><text:span text:style-name="T11">Tracking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0" draw:style-name="gr63" draw:text-style-name="P2" xml:id="id25" draw:id="id25" draw:layer="layout" svg:width="4.571cm" svg:height="1.269cm" svg:x="7.62cm" svg:y="8.672cm">
          <text:p text:style-name="P1"><text:span text:style-name="T11">SwitchTarget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1" draw:style-name="gr64" draw:text-style-name="P2" xml:id="id27" draw:id="id27" draw:layer="layout" svg:width="4.571cm" svg:height="1.269cm" svg:x="14.175cm" svg:y="10.704cm">
          <text:p text:style-name="P1"><text:span text:style-name="T11">Learn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Shape 21" draw:style-name="gr65" draw:text-style-name="P16" draw:layer="layout" svg:width="5.841cm" svg:height="1.36cm" svg:x="16.969cm" svg:y="5.116cm">
          <text:p text:style-name="P15"><text:span text:style-name="T12">Unidentifizierte Person entdeckt</text:span></text:p>
          <draw:enhanced-geometry draw:mirror-horizontal="false" draw:mirror-vertical="false" svg:viewBox="0 0 5842 136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3" draw:style-name="gr66" draw:text-style-name="P16" draw:layer="layout" svg:width="5.587cm" svg:height="1.36cm" svg:x="20.32cm" svg:y="10.069cm">
          <text:p text:style-name="P15"><text:span text:style-name="T12">5 Portaitaufnahmen gemacht</text:span></text:p>
          <draw:enhanced-geometry draw:mirror-horizontal="false" draw:mirror-vertical="false" svg:viewBox="0 0 5588 136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4" draw:style-name="gr67" draw:text-style-name="P16" draw:layer="layout" svg:width="4.063cm" svg:height="0.852cm" svg:x="16.461cm" svg:y="12.645cm">
          <text:p text:style-name="P15"><text:span text:style-name="T12">Unbekannt</text:span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6" draw:style-name="gr68" draw:text-style-name="P16" draw:layer="layout" svg:width="4.063cm" svg:height="0.852cm" svg:x="11.43cm" svg:y="14.641cm">
          <text:p text:style-name="P15"><text:span text:style-name="T12">Identifiziert</text:span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7" draw:style-name="gr69" draw:text-style-name="P16" draw:layer="layout" svg:width="4.063cm" svg:height="0.852cm" svg:x="13.159cm" svg:y="12.482cm">
          <text:p text:style-name="P15"><text:span text:style-name="T12">Unsicher</text:span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8" draw:style-name="gr70" draw:text-style-name="P16" draw:layer="layout" svg:width="4.063cm" svg:height="0.852cm" svg:x="2.999cm" svg:y="13.153cm">
          <text:p text:style-name="P15"><text:span text:style-name="T12">Ist Ziel</text:span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0" draw:style-name="gr71" draw:text-style-name="P16" draw:layer="layout" svg:width="4.063cm" svg:height="0.852cm" svg:x="8.079cm" svg:y="11.629cm">
          <text:p text:style-name="P15"><text:span text:style-name="T12">Ist nicht Ziel</text:span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2" draw:style-name="gr72" draw:text-style-name="P16" draw:layer="layout" svg:width="4.063cm" svg:height="0.852cm" svg:x="5.793cm" svg:y="7.402cm">
          <text:p text:style-name="P15"><text:span text:style-name="T12"/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9" draw:text-style-name="P12" draw:layer="layout" draw:type="line" svg:x1="14.175cm" svg:y1="14.64cm" svg:x2="10.872cm" svg:y2="14.64cm" draw:start-shape="id22" draw:start-glue-point="3" draw:end-shape="id23" draw:end-glue-point="1" svg:d="M14175 14640h-3303" svg:viewBox="0 0 3304 1">
          <text:p/>
        </draw:connector>
        <draw:connector draw:style-name="gr19" draw:text-style-name="P12" draw:layer="layout" draw:type="curve" svg:x1="6.301cm" svg:y1="14.64cm" svg:x2="4.317cm" svg:y2="9.941cm" draw:start-shape="id23" draw:start-glue-point="3" draw:end-shape="id24" draw:end-glue-point="2" svg:d="M6301 14640c-1323 0-1984-1566-1984-4699" svg:viewBox="0 0 1985 4700">
          <text:p/>
        </draw:connector>
        <draw:connector draw:style-name="gr19" draw:text-style-name="P12" draw:layer="layout" draw:type="curve" svg:x1="4.317cm" svg:y1="8.672cm" svg:x2="9.905cm" svg:y2="8.672cm" draw:start-shape="id24" draw:start-glue-point="0" draw:end-shape="id25" svg:d="M4317 8672c0-753 5588-753 5588 0" svg:viewBox="0 0 5589 566">
          <text:p/>
        </draw:connector>
        <draw:connector draw:style-name="gr19" draw:text-style-name="P12" draw:layer="layout" draw:type="curve" svg:x1="10.619cm" svg:y1="6.258cm" svg:x2="4.317cm" svg:y2="8.672cm" draw:start-shape="id26" draw:start-glue-point="3" draw:end-shape="id24" draw:end-glue-point="0" svg:d="M10619 6258c-4202 0-6302 804-6302 2414" svg:viewBox="0 0 6303 2415">
          <text:p/>
        </draw:connector>
        <draw:connector draw:style-name="gr19" draw:text-style-name="P12" draw:layer="layout" draw:type="curve" draw:line-skew="-0.415cm" svg:x1="4.317cm" svg:y1="8.672cm" svg:x2="12.904cm" svg:y2="6.893cm" draw:start-shape="id24" draw:start-glue-point="0" draw:end-shape="id26" draw:end-glue-point="2" svg:d="M4317 8672c0-1957 8587-1068 8587-1779" svg:viewBox="0 0 8588 1780">
          <text:p/>
        </draw:connector>
        <draw:connector draw:style-name="gr19" draw:text-style-name="P12" draw:layer="layout" draw:type="curve" svg:x1="9.905cm" svg:y1="9.941cm" svg:x2="4.317cm" svg:y2="9.941cm" draw:start-shape="id25" draw:start-glue-point="2" draw:end-shape="id24" svg:d="M9905 9941c0 751-5588 751-5588 0" svg:viewBox="0 0 5589 564">
          <text:p/>
        </draw:connector>
        <draw:connector draw:style-name="gr19" draw:text-style-name="P12" draw:layer="layout" draw:type="curve" svg:x1="16.46cm" svg:y1="14.006cm" svg:x2="16.46cm" svg:y2="11.973cm" draw:start-shape="id22" draw:start-glue-point="0" draw:end-shape="id27" draw:end-glue-point="2" svg:d="M16460 14006v-2033" svg:viewBox="0 0 1 2034">
          <text:p/>
        </draw:connector>
        <draw:connector draw:style-name="gr19" draw:text-style-name="P12" draw:layer="layout" draw:type="curve" svg:x1="14.175cm" svg:y1="14.64cm" svg:x2="12.904cm" svg:y2="6.893cm" draw:start-shape="id22" draw:start-glue-point="3" draw:end-shape="id26" draw:end-glue-point="2" svg:d="M14175 14640c-848 0-1271-2582-1271-7747" svg:viewBox="0 0 1272 7748">
          <text:p/>
        </draw:connector>
        <draw:connector draw:style-name="gr19" draw:text-style-name="P12" draw:layer="layout" draw:type="curve" draw:line-skew="1.743cm" svg:x1="8.586cm" svg:y1="14.006cm" svg:x2="12.904cm" svg:y2="6.893cm" draw:start-shape="id23" draw:start-glue-point="0" draw:end-shape="id26" svg:d="M8586 14006c0-2721 4318 835 4318-7113" svg:viewBox="0 0 4319 7114">
          <text:p/>
        </draw:connector>
        <draw:connector draw:style-name="gr19" draw:text-style-name="P12" draw:layer="layout" draw:type="curve" svg:x1="15.19cm" svg:y1="6.258cm" svg:x2="20.27cm" svg:y2="8.672cm" draw:start-shape="id26" draw:start-glue-point="1" draw:end-shape="id28" draw:end-glue-point="0" svg:d="M15190 6258c3387 0 5080 804 5080 2414" svg:viewBox="0 0 5081 2415">
          <text:p/>
        </draw:connector>
        <draw:connector draw:style-name="gr19" draw:text-style-name="P12" draw:layer="layout" draw:type="curve" svg:x1="20.27cm" svg:y1="9.941cm" svg:x2="18.746cm" svg:y2="14.64cm" draw:start-shape="id28" draw:start-glue-point="2" draw:end-shape="id22" draw:end-glue-point="1" svg:d="M20270 9941c0 3133-508 4699-1524 4699" svg:viewBox="0 0 1525 4700">
          <text:p/>
        </draw:connector>
        <draw:connector draw:style-name="gr19" draw:text-style-name="P12" draw:layer="layout" draw:type="curve" svg:x1="16.46cm" svg:y1="10.704cm" svg:x2="12.904cm" svg:y2="6.893cm" draw:start-shape="id27" draw:start-glue-point="0" draw:end-shape="id26" draw:end-glue-point="2" svg:d="M16460 10704c0-2859-3556-954-3556-3811" svg:viewBox="0 0 3557 3812">
          <text:p/>
        </draw:connecto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20_Slide_5f_">
        <office:forms form:automatic-focus="false" form:apply-design-mode="false"/>
        <draw:custom-shape draw:name="TextShape 1" draw:style-name="gr73" draw:text-style-name="P8" draw:layer="layout" svg:width="22.858cm" svg:height="3.173cm" svg:x="1.27cm" svg:y="0.763cm">
          <text:p text:style-name="P4"><text:span text:style-name="T4">Zustandsmodell</text:span></text:p>
          <draw:enhanced-geometry draw:mirror-horizontal="false" draw:mirror-vertical="false" svg:viewBox="0 0 22859 31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4" draw:text-style-name="P8" draw:layer="layout" svg:width="5.925cm" svg:height="1.012cm" svg:x="1.27cm" svg:y="17.657cm">
          <text:p text:style-name="P4"><text:span text:style-name="T7">10.02.2015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75" draw:text-style-name="P2" draw:layer="layout" svg:width="9.02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svg:viewBox="0 0 9021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76" draw:text-style-name="P11" draw:layer="layout" svg:width="5.925cm" svg:height="1.012cm" svg:x="18.203cm" svg:y="17.657cm">
          <text:p text:style-name="P5"><text:span text:style-name="T7"><text:page-number>&lt;Foliennummer&gt;</text:page-number>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7" draw:text-style-name="P2" xml:id="id33" draw:id="id33" draw:layer="layout" svg:width="4.571cm" svg:height="1.269cm" svg:x="10.619cm" svg:y="5.624cm">
          <text:p text:style-name="P1"><text:span text:style-name="T11">WaitForBody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6" draw:style-name="gr78" draw:text-style-name="P2" xml:id="id35" draw:id="id35" draw:layer="layout" svg:width="4.571cm" svg:height="1.269cm" svg:x="17.985cm" svg:y="8.672cm">
          <text:p text:style-name="P1"><text:span text:style-name="T11">WaitTakePicture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7" draw:style-name="gr79" draw:text-style-name="P2" xml:id="id29" draw:id="id29" draw:layer="layout" svg:width="4.571cm" svg:height="1.269cm" svg:x="14.175cm" svg:y="14.006cm">
          <text:p text:style-name="P1"><text:span text:style-name="T11">Identify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8" draw:style-name="gr80" draw:text-style-name="P2" xml:id="id30" draw:id="id30" draw:layer="layout" svg:width="4.571cm" svg:height="1.269cm" svg:x="6.301cm" svg:y="14.006cm">
          <text:p text:style-name="P1"><text:span text:style-name="T11">TrackingDecision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9" draw:style-name="gr81" draw:text-style-name="P2" xml:id="id31" draw:id="id31" draw:layer="layout" svg:width="4.571cm" svg:height="1.269cm" svg:x="2.032cm" svg:y="8.672cm">
          <text:p text:style-name="P1"><text:span text:style-name="T11">Tracking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0" draw:style-name="gr82" draw:text-style-name="P2" xml:id="id32" draw:id="id32" draw:layer="layout" svg:width="4.571cm" svg:height="1.269cm" svg:x="7.62cm" svg:y="8.672cm">
          <text:p text:style-name="P1"><text:span text:style-name="T11">SwitchTarget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1" draw:style-name="gr83" draw:text-style-name="P2" xml:id="id34" draw:id="id34" draw:layer="layout" svg:width="4.571cm" svg:height="1.269cm" svg:x="14.175cm" svg:y="10.704cm">
          <text:p text:style-name="P1"><text:span text:style-name="T11">Learn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Shape 21" draw:style-name="gr84" draw:text-style-name="P16" draw:layer="layout" svg:width="5.841cm" svg:height="1.36cm" svg:x="16.969cm" svg:y="5.116cm">
          <text:p text:style-name="P15"><text:span text:style-name="T12">Unidentifizierte Person entdeckt</text:span></text:p>
          <draw:enhanced-geometry draw:mirror-horizontal="false" draw:mirror-vertical="false" svg:viewBox="0 0 5842 136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3" draw:style-name="gr85" draw:text-style-name="P16" draw:layer="layout" svg:width="5.587cm" svg:height="1.36cm" svg:x="20.32cm" svg:y="10.069cm">
          <text:p text:style-name="P15"><text:span text:style-name="T12">5 Portaitaufnahmen gemacht</text:span></text:p>
          <draw:enhanced-geometry draw:mirror-horizontal="false" draw:mirror-vertical="false" svg:viewBox="0 0 5588 136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4" draw:style-name="gr86" draw:text-style-name="P16" draw:layer="layout" svg:width="4.063cm" svg:height="0.852cm" svg:x="16.461cm" svg:y="12.645cm">
          <text:p text:style-name="P15"><text:span text:style-name="T12">Unbekannt</text:span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6" draw:style-name="gr87" draw:text-style-name="P16" draw:layer="layout" svg:width="4.063cm" svg:height="0.852cm" svg:x="11.43cm" svg:y="14.641cm">
          <text:p text:style-name="P15"><text:span text:style-name="T12">Identifiziert</text:span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7" draw:style-name="gr88" draw:text-style-name="P16" draw:layer="layout" svg:width="4.063cm" svg:height="0.852cm" svg:x="13.159cm" svg:y="12.482cm">
          <text:p text:style-name="P15"><text:span text:style-name="T12">Unsicher</text:span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8" draw:style-name="gr89" draw:text-style-name="P16" draw:layer="layout" svg:width="4.063cm" svg:height="0.852cm" svg:x="2.999cm" svg:y="13.153cm">
          <text:p text:style-name="P15"><text:span text:style-name="T12">Ist Ziel</text:span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0" draw:style-name="gr90" draw:text-style-name="P16" draw:layer="layout" svg:width="4.063cm" svg:height="0.852cm" svg:x="8.079cm" svg:y="11.629cm">
          <text:p text:style-name="P15"><text:span text:style-name="T12">Ist nicht Ziel</text:span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1" draw:style-name="gr91" draw:text-style-name="P16" draw:layer="layout" svg:width="4.063cm" svg:height="0.852cm" svg:x="6.809cm" svg:y="6.386cm">
          <text:p text:style-name="P15"><text:span text:style-name="T12">Ziel verloren</text:span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2" draw:style-name="gr92" draw:text-style-name="P16" draw:layer="layout" svg:width="4.063cm" svg:height="0.852cm" svg:x="5.793cm" svg:y="7.402cm">
          <text:p text:style-name="P15"><text:span text:style-name="T12">Ziel geändert</text:span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9" draw:text-style-name="P12" draw:layer="layout" draw:type="line" svg:x1="14.175cm" svg:y1="14.64cm" svg:x2="10.872cm" svg:y2="14.64cm" draw:start-shape="id29" draw:start-glue-point="3" draw:end-shape="id30" draw:end-glue-point="1" svg:d="M14175 14640h-3303" svg:viewBox="0 0 3304 1">
          <text:p/>
        </draw:connector>
        <draw:connector draw:style-name="gr19" draw:text-style-name="P12" draw:layer="layout" draw:type="curve" svg:x1="6.301cm" svg:y1="14.64cm" svg:x2="4.317cm" svg:y2="9.941cm" draw:start-shape="id30" draw:start-glue-point="3" draw:end-shape="id31" draw:end-glue-point="2" svg:d="M6301 14640c-1323 0-1984-1566-1984-4699" svg:viewBox="0 0 1985 4700">
          <text:p/>
        </draw:connector>
        <draw:connector draw:style-name="gr19" draw:text-style-name="P12" draw:layer="layout" draw:type="curve" svg:x1="4.317cm" svg:y1="8.672cm" svg:x2="9.905cm" svg:y2="8.672cm" draw:start-shape="id31" draw:start-glue-point="0" draw:end-shape="id32" svg:d="M4317 8672c0-753 5588-753 5588 0" svg:viewBox="0 0 5589 566">
          <text:p/>
        </draw:connector>
        <draw:connector draw:style-name="gr19" draw:text-style-name="P12" draw:layer="layout" draw:type="curve" svg:x1="10.619cm" svg:y1="6.258cm" svg:x2="4.317cm" svg:y2="8.672cm" draw:start-shape="id33" draw:start-glue-point="3" draw:end-shape="id31" draw:end-glue-point="0" svg:d="M10619 6258c-4202 0-6302 804-6302 2414" svg:viewBox="0 0 6303 2415">
          <text:p/>
        </draw:connector>
        <draw:connector draw:style-name="gr19" draw:text-style-name="P12" draw:layer="layout" draw:type="curve" draw:line-skew="-0.415cm" svg:x1="4.317cm" svg:y1="8.672cm" svg:x2="12.904cm" svg:y2="6.893cm" draw:start-shape="id31" draw:start-glue-point="0" draw:end-shape="id33" draw:end-glue-point="2" svg:d="M4317 8672c0-1957 8587-1068 8587-1779" svg:viewBox="0 0 8588 1780">
          <text:p/>
        </draw:connector>
        <draw:connector draw:style-name="gr19" draw:text-style-name="P12" draw:layer="layout" draw:type="curve" svg:x1="9.905cm" svg:y1="9.941cm" svg:x2="4.317cm" svg:y2="9.941cm" draw:start-shape="id32" draw:start-glue-point="2" draw:end-shape="id31" svg:d="M9905 9941c0 751-5588 751-5588 0" svg:viewBox="0 0 5589 564">
          <text:p/>
        </draw:connector>
        <draw:connector draw:style-name="gr19" draw:text-style-name="P12" draw:layer="layout" draw:type="curve" svg:x1="16.46cm" svg:y1="14.006cm" svg:x2="16.46cm" svg:y2="11.973cm" draw:start-shape="id29" draw:start-glue-point="0" draw:end-shape="id34" draw:end-glue-point="2" svg:d="M16460 14006v-2033" svg:viewBox="0 0 1 2034">
          <text:p/>
        </draw:connector>
        <draw:connector draw:style-name="gr19" draw:text-style-name="P12" draw:layer="layout" draw:type="curve" svg:x1="14.175cm" svg:y1="14.64cm" svg:x2="12.904cm" svg:y2="6.893cm" draw:start-shape="id29" draw:start-glue-point="3" draw:end-shape="id33" draw:end-glue-point="2" svg:d="M14175 14640c-848 0-1271-2582-1271-7747" svg:viewBox="0 0 1272 7748">
          <text:p/>
        </draw:connector>
        <draw:connector draw:style-name="gr19" draw:text-style-name="P12" draw:layer="layout" draw:type="curve" draw:line-skew="1.743cm" svg:x1="8.586cm" svg:y1="14.006cm" svg:x2="12.904cm" svg:y2="6.893cm" draw:start-shape="id30" draw:start-glue-point="0" draw:end-shape="id33" svg:d="M8586 14006c0-2721 4318 835 4318-7113" svg:viewBox="0 0 4319 7114">
          <text:p/>
        </draw:connector>
        <draw:connector draw:style-name="gr19" draw:text-style-name="P12" draw:layer="layout" draw:type="curve" svg:x1="15.19cm" svg:y1="6.258cm" svg:x2="20.27cm" svg:y2="8.672cm" draw:start-shape="id33" draw:start-glue-point="1" draw:end-shape="id35" draw:end-glue-point="0" svg:d="M15190 6258c3387 0 5080 804 5080 2414" svg:viewBox="0 0 5081 2415">
          <text:p/>
        </draw:connector>
        <draw:connector draw:style-name="gr19" draw:text-style-name="P12" draw:layer="layout" draw:type="curve" svg:x1="20.27cm" svg:y1="9.941cm" svg:x2="18.746cm" svg:y2="14.64cm" draw:start-shape="id35" draw:start-glue-point="2" draw:end-shape="id29" draw:end-glue-point="1" svg:d="M20270 9941c0 3133-508 4699-1524 4699" svg:viewBox="0 0 1525 4700">
          <text:p/>
        </draw:connector>
        <draw:connector draw:style-name="gr19" draw:text-style-name="P12" draw:layer="layout" draw:type="curve" svg:x1="16.46cm" svg:y1="10.704cm" svg:x2="12.904cm" svg:y2="6.893cm" draw:start-shape="id34" draw:start-glue-point="0" draw:end-shape="id33" draw:end-glue-point="2" svg:d="M16460 10704c0-2859-3556-954-3556-3811" svg:viewBox="0 0 3557 3812">
          <text:p/>
        </draw:connector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_20_Slide_5f_">
        <office:forms form:automatic-focus="false" form:apply-design-mode="false"/>
        <draw:custom-shape draw:name="TextShape 1" draw:style-name="gr93" draw:text-style-name="P8" draw:layer="layout" svg:width="22.858cm" svg:height="3.173cm" svg:x="1.27cm" svg:y="0.763cm">
          <text:p text:style-name="P4"><text:span text:style-name="T4">Zustandsmodell</text:span></text:p>
          <draw:enhanced-geometry draw:mirror-horizontal="false" draw:mirror-vertical="false" svg:viewBox="0 0 22859 31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4" draw:text-style-name="P8" draw:layer="layout" svg:width="5.925cm" svg:height="1.012cm" svg:x="1.27cm" svg:y="17.657cm">
          <text:p text:style-name="P4"><text:span text:style-name="T7">10.02.2015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95" draw:text-style-name="P2" draw:layer="layout" svg:width="9.02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svg:viewBox="0 0 9021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96" draw:text-style-name="P11" draw:layer="layout" svg:width="5.925cm" svg:height="1.012cm" svg:x="18.203cm" svg:y="17.657cm">
          <text:p text:style-name="P5"><text:span text:style-name="T7"><text:page-number>&lt;Foliennummer&gt;</text:page-number>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7" draw:text-style-name="P2" xml:id="id40" draw:id="id40" draw:layer="layout" svg:width="4.571cm" svg:height="1.269cm" svg:x="10.619cm" svg:y="5.624cm">
          <text:p text:style-name="P1"><text:span text:style-name="T11">WaitForBody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6" draw:style-name="gr98" draw:text-style-name="P2" xml:id="id42" draw:id="id42" draw:layer="layout" svg:width="4.571cm" svg:height="1.269cm" svg:x="17.985cm" svg:y="8.672cm">
          <text:p text:style-name="P1"><text:span text:style-name="T11">WaitTakePicture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7" draw:style-name="gr99" draw:text-style-name="P2" xml:id="id36" draw:id="id36" draw:layer="layout" svg:width="4.571cm" svg:height="1.269cm" svg:x="14.175cm" svg:y="14.006cm">
          <text:p text:style-name="P1"><text:span text:style-name="T11">Identify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8" draw:style-name="gr100" draw:text-style-name="P2" xml:id="id37" draw:id="id37" draw:layer="layout" svg:width="4.571cm" svg:height="1.269cm" svg:x="6.301cm" svg:y="14.006cm">
          <text:p text:style-name="P1"><text:span text:style-name="T11">TrackingDecision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9" draw:style-name="gr101" draw:text-style-name="P2" xml:id="id38" draw:id="id38" draw:layer="layout" svg:width="4.571cm" svg:height="1.269cm" svg:x="2.032cm" svg:y="8.672cm">
          <text:p text:style-name="P1"><text:span text:style-name="T11">Tracking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0" draw:style-name="gr102" draw:text-style-name="P2" xml:id="id39" draw:id="id39" draw:layer="layout" svg:width="4.571cm" svg:height="1.269cm" svg:x="7.62cm" svg:y="8.672cm">
          <text:p text:style-name="P1"><text:span text:style-name="T11">SwitchTarget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1" draw:style-name="gr103" draw:text-style-name="P2" xml:id="id41" draw:id="id41" draw:layer="layout" svg:width="4.571cm" svg:height="1.269cm" svg:x="14.175cm" svg:y="10.704cm">
          <text:p text:style-name="P1"><text:span text:style-name="T11">Learn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Shape 21" draw:style-name="gr104" draw:text-style-name="P16" draw:layer="layout" svg:width="5.841cm" svg:height="1.36cm" svg:x="16.969cm" svg:y="5.116cm">
          <text:p text:style-name="P15"><text:span text:style-name="T12">Unidentifizierte Person entdeckt</text:span></text:p>
          <draw:enhanced-geometry draw:mirror-horizontal="false" draw:mirror-vertical="false" svg:viewBox="0 0 5842 136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3" draw:style-name="gr105" draw:text-style-name="P16" draw:layer="layout" svg:width="5.587cm" svg:height="1.36cm" svg:x="20.32cm" svg:y="10.069cm">
          <text:p text:style-name="P15"><text:span text:style-name="T12">5 Portaitaufnahmen gemacht</text:span></text:p>
          <draw:enhanced-geometry draw:mirror-horizontal="false" draw:mirror-vertical="false" svg:viewBox="0 0 5588 136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4" draw:style-name="gr106" draw:text-style-name="P16" draw:layer="layout" svg:width="4.063cm" svg:height="0.852cm" svg:x="16.461cm" svg:y="12.645cm">
          <text:p text:style-name="P15"><text:span text:style-name="T12">Unbekannt</text:span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6" draw:style-name="gr107" draw:text-style-name="P16" draw:layer="layout" svg:width="4.063cm" svg:height="0.852cm" svg:x="11.43cm" svg:y="14.641cm">
          <text:p text:style-name="P15"><text:span text:style-name="T12">Identifiziert</text:span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7" draw:style-name="gr108" draw:text-style-name="P16" draw:layer="layout" svg:width="4.063cm" svg:height="0.852cm" svg:x="13.159cm" svg:y="12.482cm">
          <text:p text:style-name="P15"><text:span text:style-name="T12">Unsicher</text:span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8" draw:style-name="gr109" draw:text-style-name="P16" draw:layer="layout" svg:width="4.063cm" svg:height="0.852cm" svg:x="2.999cm" svg:y="13.153cm">
          <text:p text:style-name="P15"><text:span text:style-name="T12">Ist Ziel</text:span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0" draw:style-name="gr110" draw:text-style-name="P16" draw:layer="layout" svg:width="4.063cm" svg:height="0.852cm" svg:x="8.079cm" svg:y="11.629cm">
          <text:p text:style-name="P15"><text:span text:style-name="T12">Ist nicht Ziel</text:span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1" draw:style-name="gr111" draw:text-style-name="P16" draw:layer="layout" svg:width="4.063cm" svg:height="0.852cm" svg:x="6.809cm" svg:y="6.386cm">
          <text:p text:style-name="P15"><text:span text:style-name="T12">Ziel verloren</text:span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2" draw:style-name="gr112" draw:text-style-name="P16" draw:layer="layout" svg:width="4.063cm" svg:height="0.852cm" svg:x="5.793cm" svg:y="7.402cm">
          <text:p text:style-name="P15"><text:span text:style-name="T12">Ziel geändert</text:span></text:p>
          <draw:enhanced-geometry draw:mirror-horizontal="false" draw:mirror-vertical="false" svg:viewBox="0 0 4064 8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3" draw:style-name="gr113" draw:text-style-name="P16" draw:layer="layout" svg:width="5.333cm" svg:height="1.614cm" svg:x="4.572cm" svg:y="4.826cm">
          <text:p text:style-name="P15"><text:span text:style-name="T12">Ziel auf Identifizierte Person geändert</text:span></text:p>
          <draw:enhanced-geometry draw:mirror-horizontal="false" draw:mirror-vertical="false" svg:viewBox="0 0 5334 161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9" draw:text-style-name="P12" draw:layer="layout" draw:type="line" svg:x1="14.175cm" svg:y1="14.64cm" svg:x2="10.872cm" svg:y2="14.64cm" draw:start-shape="id36" draw:start-glue-point="3" draw:end-shape="id37" draw:end-glue-point="1" svg:d="M14175 14640h-3303" svg:viewBox="0 0 3304 1">
          <text:p/>
        </draw:connector>
        <draw:connector draw:style-name="gr19" draw:text-style-name="P12" draw:layer="layout" draw:type="curve" svg:x1="6.301cm" svg:y1="14.64cm" svg:x2="4.317cm" svg:y2="9.941cm" draw:start-shape="id37" draw:start-glue-point="3" draw:end-shape="id38" draw:end-glue-point="2" svg:d="M6301 14640c-1323 0-1984-1566-1984-4699" svg:viewBox="0 0 1985 4700">
          <text:p/>
        </draw:connector>
        <draw:connector draw:style-name="gr19" draw:text-style-name="P12" draw:layer="layout" draw:type="curve" svg:x1="4.317cm" svg:y1="8.672cm" svg:x2="9.905cm" svg:y2="8.672cm" draw:start-shape="id38" draw:start-glue-point="0" draw:end-shape="id39" svg:d="M4317 8672c0-753 5588-753 5588 0" svg:viewBox="0 0 5589 566">
          <text:p/>
        </draw:connector>
        <draw:connector draw:style-name="gr19" draw:text-style-name="P12" draw:layer="layout" draw:type="curve" svg:x1="10.619cm" svg:y1="6.258cm" svg:x2="4.317cm" svg:y2="8.672cm" draw:start-shape="id40" draw:start-glue-point="3" draw:end-shape="id38" draw:end-glue-point="0" svg:d="M10619 6258c-4202 0-6302 804-6302 2414" svg:viewBox="0 0 6303 2415">
          <text:p/>
        </draw:connector>
        <draw:connector draw:style-name="gr19" draw:text-style-name="P12" draw:layer="layout" draw:type="curve" draw:line-skew="-0.415cm" svg:x1="4.317cm" svg:y1="8.672cm" svg:x2="12.904cm" svg:y2="6.893cm" draw:start-shape="id38" draw:start-glue-point="0" draw:end-shape="id40" draw:end-glue-point="2" svg:d="M4317 8672c0-1957 8587-1068 8587-1779" svg:viewBox="0 0 8588 1780">
          <text:p/>
        </draw:connector>
        <draw:connector draw:style-name="gr19" draw:text-style-name="P12" draw:layer="layout" draw:type="curve" svg:x1="9.905cm" svg:y1="9.941cm" svg:x2="4.317cm" svg:y2="9.941cm" draw:start-shape="id39" draw:start-glue-point="2" draw:end-shape="id38" svg:d="M9905 9941c0 751-5588 751-5588 0" svg:viewBox="0 0 5589 564">
          <text:p/>
        </draw:connector>
        <draw:connector draw:style-name="gr19" draw:text-style-name="P12" draw:layer="layout" draw:type="curve" svg:x1="16.46cm" svg:y1="14.006cm" svg:x2="16.46cm" svg:y2="11.973cm" draw:start-shape="id36" draw:start-glue-point="0" draw:end-shape="id41" draw:end-glue-point="2" svg:d="M16460 14006v-2033" svg:viewBox="0 0 1 2034">
          <text:p/>
        </draw:connector>
        <draw:connector draw:style-name="gr19" draw:text-style-name="P12" draw:layer="layout" draw:type="curve" svg:x1="14.175cm" svg:y1="14.64cm" svg:x2="12.904cm" svg:y2="6.893cm" draw:start-shape="id36" draw:start-glue-point="3" draw:end-shape="id40" draw:end-glue-point="2" svg:d="M14175 14640c-848 0-1271-2582-1271-7747" svg:viewBox="0 0 1272 7748">
          <text:p/>
        </draw:connector>
        <draw:connector draw:style-name="gr19" draw:text-style-name="P12" draw:layer="layout" draw:type="curve" draw:line-skew="1.743cm" svg:x1="8.586cm" svg:y1="14.006cm" svg:x2="12.904cm" svg:y2="6.893cm" draw:start-shape="id37" draw:start-glue-point="0" draw:end-shape="id40" svg:d="M8586 14006c0-2721 4318 835 4318-7113" svg:viewBox="0 0 4319 7114">
          <text:p/>
        </draw:connector>
        <draw:connector draw:style-name="gr19" draw:text-style-name="P12" draw:layer="layout" draw:type="curve" svg:x1="15.19cm" svg:y1="6.258cm" svg:x2="20.27cm" svg:y2="8.672cm" draw:start-shape="id40" draw:start-glue-point="1" draw:end-shape="id42" draw:end-glue-point="0" svg:d="M15190 6258c3387 0 5080 804 5080 2414" svg:viewBox="0 0 5081 2415">
          <text:p/>
        </draw:connector>
        <draw:connector draw:style-name="gr19" draw:text-style-name="P12" draw:layer="layout" draw:type="curve" svg:x1="20.27cm" svg:y1="9.941cm" svg:x2="18.746cm" svg:y2="14.64cm" draw:start-shape="id42" draw:start-glue-point="2" draw:end-shape="id36" draw:end-glue-point="1" svg:d="M20270 9941c0 3133-508 4699-1524 4699" svg:viewBox="0 0 1525 4700">
          <text:p/>
        </draw:connector>
        <draw:connector draw:style-name="gr19" draw:text-style-name="P12" draw:layer="layout" draw:type="curve" svg:x1="16.46cm" svg:y1="10.704cm" svg:x2="12.904cm" svg:y2="6.893cm" draw:start-shape="id41" draw:start-glue-point="0" draw:end-shape="id40" draw:end-glue-point="2" svg:d="M16460 10704c0-2859-3556-954-3556-3811" svg:viewBox="0 0 3557 3812">
          <text:p/>
        </draw:connector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custom-shape draw:name="TextShape 1" draw:style-name="gr2" draw:text-style-name="P3" draw:layer="layout" svg:width="22.858cm" svg:height="3.173cm" svg:x="1.27cm" svg:y="0.763cm">
          <text:p text:style-name="P4"><text:span text:style-name="T4">Model-View-Contoller</text:span></text:p>
          <draw:enhanced-geometry draw:mirror-horizontal="false" draw:mirror-vertical="false" svg:viewBox="0 0 22859 31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3" draw:layer="layout" svg:width="5.925cm" svg:height="1.012cm" svg:x="1.27cm" svg:y="17.657cm">
          <text:p text:style-name="P4"><text:span text:style-name="T7">10.02.2015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3" draw:layer="layout" svg:width="9.02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svg:viewBox="0 0 9021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3" draw:layer="layout" svg:width="5.925cm" svg:height="1.012cm" svg:x="18.203cm" svg:y="17.657cm">
          <text:p text:style-name="P5"><text:span text:style-name="T7"><text:page-number>&lt;Foliennummer&gt;</text:page-number>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14" draw:text-style-name="P3" xml:id="id44" draw:id="id44" draw:layer="layout" svg:width="4.571cm" svg:height="1.269cm" svg:x="10.16cm" svg:y="5.334cm">
          <text:p text:style-name="P1"><text:span text:style-name="T11">Controller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6" draw:style-name="gr114" draw:text-style-name="P3" xml:id="id43" draw:id="id43" draw:layer="layout" svg:width="4.571cm" svg:height="1.269cm" svg:x="3.556cm" svg:y="11.43cm">
          <text:p text:style-name="P1"><text:span text:style-name="T11">View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7" draw:style-name="gr114" draw:text-style-name="P3" draw:layer="layout" svg:width="4.571cm" svg:height="1.269cm" svg:x="16.256cm" svg:y="11.43cm">
          <text:p text:style-name="P1"><text:span text:style-name="T11">Model</text:span></text:p>
          <draw:enhanced-geometry draw:mirror-horizontal="false" draw:mirror-vertical="false" svg:viewBox="0 0 4572 1270" draw:text-areas="?f5 ?f5 ?f6 ?f7" draw:type="ooxml-roundRect" draw:modifiers="115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Line 8" draw:style-name="gr115" draw:text-style-name="P17" draw:layer="layout" svg:width="6.096cm" svg:height="4.826cm" svg:x="12.446cm" svg:y="6.60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Line 9" draw:style-name="gr115" draw:text-style-name="P17" draw:layer="layout" svg:width="6.604cm" svg:height="4.826cm" svg:x="5.842cm" svg:y="6.60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Line 10" draw:style-name="gr115" draw:text-style-name="P17" draw:layer="layout" svg:width="8.128cm" svg:height="0.001cm" svg:x="8.128cm" svg:y="12.065cm">
          <text:p/>
          <draw:enhanced-geometry draw:mirror-horizontal="false" draw:mirror-vertical="false" svg:viewBox="0 0 21600 21600" draw:type="mso-spt32" draw:enhanced-path="M 0 0 L 21600 21600 N"/>
        </draw:custom-shape>
        <draw:line draw:name="Line 11" draw:style-name="gr116" draw:text-style-name="P17" draw:layer="layout" svg:x1="16.256cm" svg:y1="12.446cm" svg:x2="8.128cm" svg:y2="12.446cm">
          <text:p/>
        </draw:line>
        <draw:custom-shape draw:name="TextShape 13" draw:style-name="gr4" draw:text-style-name="P3" draw:layer="layout" svg:width="7.873cm" svg:height="2.793cm" svg:x="15.24cm" svg:y="5.08cm">
          <text:p text:style-name="P15"><text:span text:style-name="T13">-Enthält die Anwendungslogik</text:span></text:p>
          <draw:enhanced-geometry draw:mirror-horizontal="false" draw:mirror-vertical="false" svg:viewBox="0 0 7874 279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4" draw:style-name="gr4" draw:text-style-name="P3" draw:layer="layout" svg:width="9.397cm" svg:height="3.196cm" svg:x="2.286cm" svg:y="12.954cm">
          <text:p text:style-name="P15"><text:span text:style-name="T13">-Benutzeroberfläche</text:span></text:p>
          <text:p text:style-name="P15"><text:span text:style-name="T13">-Nur zur Anzeige u. interaktion mit dem Benutzer</text:span></text:p>
          <draw:enhanced-geometry draw:mirror-horizontal="false" draw:mirror-vertical="false" svg:viewBox="0 0 9398 3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5" draw:style-name="gr4" draw:text-style-name="P3" draw:layer="layout" svg:width="7.873cm" svg:height="2.793cm" svg:x="16.256cm" svg:y="12.954cm">
          <text:p text:style-name="P15"><text:span text:style-name="T13">-Enthält die Geschäftslogik</text:span></text:p>
          <text:p text:style-name="P15"><text:span text:style-name="T13">-u.a. Zustandsmodell </text:span></text:p>
          <draw:enhanced-geometry draw:mirror-horizontal="false" draw:mirror-vertical="false" svg:viewBox="0 0 7874 279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17" draw:text-style-name="P12" draw:layer="layout" draw:type="curve" svg:x1="5.841cm" svg:y1="11.43cm" svg:x2="10.16cm" svg:y2="5.968cm" draw:start-shape="id43" draw:start-glue-point="0" draw:end-shape="id44" draw:end-glue-point="3" svg:d="M5841 11430c0-3642 1439-5462 4319-5462" svg:viewBox="0 0 4320 5463">
          <text:p/>
        </draw:connector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custom-shape draw:name="TextShape 1" draw:style-name="gr2" draw:text-style-name="P3" draw:layer="layout" svg:width="22.858cm" svg:height="3.173cm" svg:x="1.27cm" svg:y="0.763cm">
          <text:p text:style-name="P4"><text:span text:style-name="T14">Datenquellen (Models)</text:span></text:p>
          <draw:enhanced-geometry draw:mirror-horizontal="false" draw:mirror-vertical="false" svg:viewBox="0 0 22859 31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3" draw:layer="layout" svg:width="5.925cm" svg:height="1.012cm" svg:x="1.27cm" svg:y="17.657cm">
          <text:p text:style-name="P4"><text:span text:style-name="T7">10.02.2015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3" draw:layer="layout" svg:width="9.02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svg:viewBox="0 0 9021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3" draw:layer="layout" svg:width="5.925cm" svg:height="1.012cm" svg:x="18.203cm" svg:y="17.657cm">
          <text:p text:style-name="P5"><text:span text:style-name="T7"><text:page-number>&lt;Foliennummer&gt;</text:page-number>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4" draw:text-style-name="P3" draw:layer="layout" svg:width="22.858cm" svg:height="12.57cm" svg:x="1.271cm" svg:y="4.446cm">
          <text:list text:style-name="L6">
            <text:list-item>
              <text:p text:style-name="P4"><text:span text:style-name="T15">StateMachine</text:span></text:p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4"><text:span text:style-name="T16">Zustandsmodell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p text:style-name="P4"><text:span text:style-name="T15">Database</text:span></text:p>
              <text:list>
                <text:list-item>
                  <text:list>
                    <text:list-item>
                      <text:p text:style-name="P4"><text:span text:style-name="T16">Persistente Haupt-Datenbank</text:span></text:p>
                    </text:list-item>
                  </text:list>
                </text:list-item>
              </text:list>
            </text:list-item>
            <text:list-item>
              <text:p text:style-name="P4"><text:span text:style-name="T15">RuntimeDatabase</text:span></text:p>
              <text:list>
                <text:list-item>
                  <text:list>
                    <text:list-item>
                      <text:p text:style-name="P4"><text:span text:style-name="T16">Verwaltete Laufzeitdaten</text:span></text:p>
                    </text:list-item>
                    <text:list-item>
                      <text:p text:style-name="P4"><text:span text:style-name="T16">Verknüpfungen zur Haupt-Datenbank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22859 1257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custom-shape draw:name="TextShape 1" draw:style-name="gr2" draw:text-style-name="P3" draw:layer="layout" svg:width="22.858cm" svg:height="3.173cm" svg:x="1.27cm" svg:y="0.763cm">
          <text:p text:style-name="P4"><text:span text:style-name="T14">Datenquellen (Models)</text:span></text:p>
          <draw:enhanced-geometry draw:mirror-horizontal="false" draw:mirror-vertical="false" svg:viewBox="0 0 22859 31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3" draw:layer="layout" svg:width="5.925cm" svg:height="1.012cm" svg:x="1.27cm" svg:y="17.657cm">
          <text:p text:style-name="P4"><text:span text:style-name="T7">10.02.2015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3" draw:layer="layout" svg:width="9.02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svg:viewBox="0 0 9021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3" draw:layer="layout" svg:width="5.925cm" svg:height="1.012cm" svg:x="18.203cm" svg:y="17.657cm">
          <text:p text:style-name="P5"><text:span text:style-name="T7"><text:page-number>&lt;Foliennummer&gt;</text:page-number>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4" draw:text-style-name="P3" draw:layer="layout" svg:width="22.858cm" svg:height="12.57cm" svg:x="1.271cm" svg:y="4.446cm">
          <text:list text:style-name="L8">
            <text:list-item>
              <text:p text:style-name="P4"><text:span text:style-name="T15">IdentificationAPI</text:span></text:p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4"><text:span text:style-name="T17">FaceVACS</text:span></text:p>
                    </text:list-item>
                  </text:list>
                </text:list-item>
              </text:list>
            </text:list-item>
            <text:list-item>
              <text:p text:style-name="P4"><text:span text:style-name="T15">Sensor</text:span></text:p>
              <text:list>
                <text:list-item>
                  <text:list>
                    <text:list-item>
                      <text:p text:style-name="P4"><text:span text:style-name="T17">Kinect Sensor u. Streams</text:span></text:p>
                    </text:list-item>
                  </text:list>
                </text:list-item>
              </text:list>
            </text:list-item>
            <text:list-item>
              <text:p text:style-name="P4"><text:span text:style-name="T15">Configuration</text:span></text:p>
              <text:list>
                <text:list-item>
                  <text:list>
                    <text:list-item>
                      <text:p text:style-name="P4"><text:span text:style-name="T17">Konfigurationsoptionen zur Änderung des Laufzeitverhaltens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22859 1257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ank_20_Slide">
        <office:forms form:automatic-focus="false" form:apply-design-mode="false"/>
        <draw:custom-shape draw:name="TextShape 1" draw:style-name="gr2" draw:text-style-name="P3" draw:layer="layout" svg:width="22.858cm" svg:height="3.173cm" svg:x="1.27cm" svg:y="0.763cm">
          <text:p text:style-name="P4"><text:span text:style-name="T4">Schwierigkeiten</text:span></text:p>
          <draw:enhanced-geometry draw:mirror-horizontal="false" draw:mirror-vertical="false" svg:viewBox="0 0 22859 31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3" draw:layer="layout" svg:width="22.858cm" svg:height="12.57cm" svg:x="1.27cm" svg:y="4.445cm">
          <text:list text:style-name="L2">
            <text:list-item>
              <text:p text:style-name="P4"><text:span text:style-name="T5">Kinect <text:s text:c="7"/>FaceVACS</text:span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4"><text:span text:style-name="T6">schwache Bildqualität erschwert</text:span></text:p>
                    </text:list-item>
                  </text:list>
                </text:list-item>
              </text:list>
            </text:list-item>
          </text:list>
          <text:p text:style-name="P4"><text:span text:style-name="T6"><text:tab/></text:span><text:span text:style-name="T6"> <text:s/></text:span><text:span text:style-name="T6">Identifikation</text:span></text:p>
          <text:p text:style-name="P4"><text:span text:style-name="T6"/></text:p>
          <text:list text:continue-numbering="true" text:style-name="L4">
            <text:list-item>
              <text:p text:style-name="P4"><text:span text:style-name="T5">Daten konsistent halten</text:span></text:p>
              <text:p text:style-name="P4"><text:span text:style-name="T5"/></text:p>
            </text:list-item>
            <text:list-item>
              <text:p text:style-name="P4"><text:span text:style-name="T5">Multithreading</text:span></text:p>
            </text:list-item>
          </text:list>
          <draw:enhanced-geometry draw:mirror-horizontal="false" draw:mirror-vertical="false" svg:viewBox="0 0 22859 1257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3" draw:layer="layout" svg:width="5.925cm" svg:height="1.012cm" svg:x="1.27cm" svg:y="17.657cm">
          <text:p text:style-name="P4"><text:span text:style-name="T7">10.02.2015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3" draw:layer="layout" svg:width="9.02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svg:viewBox="0 0 9021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3" draw:layer="layout" svg:width="5.925cm" svg:height="1.012cm" svg:x="18.203cm" svg:y="17.657cm">
          <text:p text:style-name="P5"><text:span text:style-name="T7"><text:page-number>&lt;Foliennummer&gt;</text:page-number>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18" draw:text-style-name="P17" draw:layer="layout" svg:width="1.598cm" svg:height="0.598cm" svg:x="5.66cm" svg:y="4.968cm">
          <text:p/>
          <draw:enhanced-geometry draw:mirror-horizontal="false" draw:mirror-vertical="false" svg:viewBox="0 0 1599 599" draw:text-areas="?f12 ?f8 ?f13 ?f9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ank_20_Slide">
        <office:forms form:automatic-focus="false" form:apply-design-mode="false"/>
        <draw:custom-shape draw:name="TextShape 1" draw:style-name="gr2" draw:text-style-name="P3" draw:layer="layout" svg:width="22.858cm" svg:height="3.173cm" svg:x="1.27cm" svg:y="0.763cm">
          <text:p text:style-name="P4"><text:span text:style-name="T4">Fazit</text:span></text:p>
          <draw:enhanced-geometry draw:mirror-horizontal="false" draw:mirror-vertical="false" svg:viewBox="0 0 22859 31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3" draw:layer="layout" svg:width="22.858cm" svg:height="12.57cm" svg:x="1.27cm" svg:y="4.445cm">
          <text:p text:style-name="P15"><text:span text:style-name="T9"/></text:p>
          <draw:enhanced-geometry draw:mirror-horizontal="false" draw:mirror-vertical="false" svg:viewBox="0 0 22859 1257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3" draw:layer="layout" svg:width="5.925cm" svg:height="1.012cm" svg:x="1.27cm" svg:y="17.657cm">
          <text:p text:style-name="P4"><text:span text:style-name="T7">10.02.2015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3" draw:layer="layout" svg:width="9.02cm" svg:height="1.012cm" svg:x="8.3cm" svg:y="17.657cm">
          <text:p text:style-name="P1"><text:span text:style-name="T7">Sebastian Büttner, Florian Zorbach, Fabian Möbus</text:span></text:p>
          <draw:enhanced-geometry draw:mirror-horizontal="false" draw:mirror-vertical="false" svg:viewBox="0 0 9021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" draw:text-style-name="P3" draw:layer="layout" svg:width="5.925cm" svg:height="1.012cm" svg:x="18.203cm" svg:y="17.657cm">
          <text:p text:style-name="P5"><text:span text:style-name="T7"><text:page-number>&lt;Foliennummer&gt;</text:page-number></text:span></text:p>
          <draw:enhanced-geometry draw:mirror-horizontal="false" draw:mirror-vertical="false" svg:viewBox="0 0 5926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9" draw:text-style-name="P18" draw:layer="layout" svg:width="22.606cm" svg:height="11.092cm" svg:x="1.524cm" svg:y="4.656cm">
          <draw:text-box>
            <text:list text:style-name="L9">
              <text:list-item>
                <text:p text:style-name="P18"><text:span text:style-name="T18"><text:s/></text:span><text:span text:style-name="T18">Projektumfang klar definieren</text:span></text:p>
              </text:list-item>
            </text:list>
            <text:p text:style-name="P18"><text:span text:style-name="T19"/></text:p>
            <text:list text:continue-numbering="true" text:style-name="L9">
              <text:list-item>
                <text:p text:style-name="P18"><text:span text:style-name="T18"><text:s/></text:span><text:span text:style-name="T18">schlechte Code-Qualität der </text:span></text:p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8"><text:span text:style-name="T20">verwendeten API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9">
              <text:list-header>
                <text:p text:style-name="P18"><text:span text:style-name="T18"/></text:p>
              </text:list-header>
              <text:list-item>
                <text:p text:style-name="P18"><text:span text:style-name="T18"><text:s/></text:span><text:span text:style-name="T18">Projektplanung</text:span></text:p>
                <text:list>
                  <text:list-item>
                    <text:list>
                      <text:list-item>
                        <text:p text:style-name="P18"><text:span text:style-name="T20">Verwendung von Pattern</text:span></text:p>
                      </text:list-item>
                    </text:list>
                  </text:list-item>
                </text:list>
              </text:list-item>
            </text:list>
            <text:p text:style-name="P18"><text:span text:style-name="T19"/></text:p>
            <text:list text:continue-numbering="true" text:style-name="L9">
              <text:list-item>
                <text:p text:style-name="P18"><text:span text:style-name="T18"><text:s/></text:span><text:span text:style-name="T18">interessantes Projek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DejaVu Sans2" svg:font-family="'DejaVu Sans'"/>
    <style:font-face style:name="Open Sans1" svg:font-family="'Open Sans'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Open Sans" svg:font-family="'Ope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-background" style:display-name="Blank Slide_-background" style:family="presentation">
      <style:graphic-properties draw:stroke="none" draw:fill="solid" draw:fill-color="#ffffff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DejaVu Sans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shrink-to-fit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left="0cm" fo:margin-right="0cm" fo:margin-top="0cm" fo:margin-bottom="0.4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left="0cm" fo:margin-right="0cm" fo:margin-top="0cm" fo:margin-bottom="0.3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left="0cm" fo:margin-right="0cm" fo:margin-top="0cm" fo:margin-bottom="0.2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0%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71cm" svg:stroke-color="#80ba24" draw:stroke-linejoin="round" draw:fill="solid" draw:fill-color="#80ba24" draw:textarea-vertical-align="top" draw:auto-grow-heigh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Mgr5" style:family="graphic" style:parent-style-name="standard">
      <style:graphic-properties draw:stroke="solid" svg:stroke-width="0.071cm" svg:stroke-color="#4a5c66" draw:stroke-linejoin="round" draw:fill="solid" draw:fill-color="#4a5c66" draw:textarea-vertical-align="top" draw:auto-grow-heigh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Mgr6" style:family="graphic" style:parent-style-name="standard">
      <style:graphic-properties draw:stroke="solid" svg:stroke-width="0.071cm" svg:stroke-color="#80ba24" draw:stroke-linejoin="round" draw:fill="solid" draw:fill-color="#80ba24" draw:textarea-vertical-align="top" draw:auto-grow-height="false" fo:min-height="0cm" fo:min-width="22.702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Mgr7" style:family="graphic" style:parent-style-name="standard">
      <style:graphic-properties draw:stroke="solid" svg:stroke-width="0.071cm" svg:stroke-color="#4a5c66" draw:stroke-linejoin="round" draw:fill="solid" draw:fill-color="#4a5c66" draw:textarea-vertical-align="top" draw:auto-grow-height="false" fo:min-height="0cm" fo:min-width="22.102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Blank_20_Slide_5f_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ank_20_Slid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Foliennumm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Grafik 6" draw:style-name="Mgr3" draw:text-style-name="MP3" draw:layer="backgroundobjects" svg:width="8.004cm" svg:height="2.996cm" svg:x="16.5cm" svg:y="0.524cm">
        <draw:image xlink:href="Pictures/10000201000001C6000000AA4559025F.png" xlink:type="simple" xlink:show="embed" xlink:actuate="onLoad">
          <text:p/>
        </draw:image>
      </draw:frame>
      <draw:custom-shape draw:name="CustomShape 5" draw:style-name="Mgr4" draw:text-style-name="MP3" draw:layer="backgroundobjects" svg:width="23.201cm" svg:height="0.198cm" svg:x="1.099cm" svg:y="16.383cm">
        <text:p/>
        <draw:enhanced-geometry draw:mirror-horizontal="false" draw:mirror-vertical="false" svg:viewBox="0 0 23202 199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6" draw:style-name="Mgr5" draw:text-style-name="MP3" draw:layer="backgroundobjects" svg:width="22.601cm" svg:height="0.198cm" svg:x="1.427cm" svg:y="16.726cm">
        <text:p/>
        <draw:enhanced-geometry draw:mirror-horizontal="false" draw:mirror-vertical="false" svg:viewBox="0 0 22602 199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Slide-title" draw:layer="backgroundobjects" svg:width="22.858cm" svg:height="3.173cm" svg:x="1.27cm" svg:y="0.763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name="Grafik 6" draw:style-name="Mgr3" draw:text-style-name="MP3" draw:layer="backgroundobjects" svg:width="8.004cm" svg:height="2.996cm" svg:x="16.5cm" svg:y="0.524cm">
        <draw:image xlink:href="Pictures/10000201000001C6000000AA4559025F.png" xlink:type="simple" xlink:show="embed" xlink:actuate="onLoad">
          <text:p/>
        </draw:image>
      </draw:frame>
      <draw:custom-shape draw:name="CustomShape 6" draw:style-name="Mgr4" draw:text-style-name="MP3" draw:layer="backgroundobjects" svg:width="23.201cm" svg:height="0.198cm" svg:x="1.099cm" svg:y="16.383cm">
        <text:p/>
        <draw:enhanced-geometry draw:mirror-horizontal="false" draw:mirror-vertical="false" svg:viewBox="0 0 23202 199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5" draw:text-style-name="MP3" draw:layer="backgroundobjects" svg:width="22.601cm" svg:height="0.198cm" svg:x="1.427cm" svg:y="16.726cm">
        <text:p/>
        <draw:enhanced-geometry draw:mirror-horizontal="false" draw:mirror-vertical="false" svg:viewBox="0 0 22602 199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8" draw:style-name="Mgr5" draw:text-style-name="MP3" draw:layer="backgroundobjects" svg:width="22.601cm" svg:height="0.001cm" svg:x="1.427cm" svg:y="3.924cm">
        <text:p/>
        <draw:enhanced-geometry draw:mirror-horizontal="false" draw:mirror-vertical="false" svg:viewBox="0 0 22602 2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Default" style:page-layout-name="PM1" draw:style-name="Mdp1">
      <draw:frame draw:name="Grafik 6" draw:style-name="Mgr3" draw:text-style-name="MP3" draw:layer="backgroundobjects" svg:width="8.004cm" svg:height="2.996cm" svg:x="16.5cm" svg:y="0.524cm">
        <draw:image xlink:href="Pictures/10000201000001C6000000AA4559025F.png" xlink:type="simple" xlink:show="embed" xlink:actuate="onLoad">
          <text:p/>
        </draw:image>
      </draw:frame>
      <draw:custom-shape draw:name="CustomShape 6" draw:style-name="Mgr4" draw:text-style-name="MP3" draw:layer="backgroundobjects" svg:width="23.201cm" svg:height="0.198cm" svg:x="1.099cm" svg:y="16.383cm">
        <text:p/>
        <draw:enhanced-geometry draw:mirror-horizontal="false" draw:mirror-vertical="false" svg:viewBox="0 0 23202 199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5" draw:text-style-name="MP3" draw:layer="backgroundobjects" svg:width="22.601cm" svg:height="0.198cm" svg:x="1.427cm" svg:y="16.726cm">
        <text:p/>
        <draw:enhanced-geometry draw:mirror-horizontal="false" draw:mirror-vertical="false" svg:viewBox="0 0 22602 199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8" draw:style-name="Mgr5" draw:text-style-name="MP3" draw:layer="backgroundobjects" svg:width="22.601cm" svg:height="0.001cm" svg:x="1.427cm" svg:y="3.924cm">
        <text:p/>
        <draw:enhanced-geometry draw:mirror-horizontal="false" draw:mirror-vertical="false" svg:viewBox="0 0 22602 2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Blank_20_Slide_5f_" style:display-name="Blank Slide_" style:page-layout-name="PM1" draw:style-name="Mdp1">
      <draw:frame draw:name="Grafik 6" draw:style-name="Mgr3" draw:text-style-name="MP3" draw:layer="backgroundobjects" svg:width="8.004cm" svg:height="2.996cm" svg:x="16.5cm" svg:y="0.524cm">
        <draw:image xlink:href="Pictures/10000201000001C6000000AA4559025F.png" xlink:type="simple" xlink:show="embed" xlink:actuate="onLoad">
          <text:p/>
        </draw:image>
      </draw:frame>
      <draw:custom-shape draw:name="CustomShape 6" draw:style-name="Mgr6" draw:text-style-name="MP3" draw:layer="backgroundobjects" svg:width="23.201cm" svg:height="0.198cm" svg:x="1.099cm" svg:y="16.383cm">
        <text:p/>
        <draw:enhanced-geometry draw:mirror-horizontal="false" draw:mirror-vertical="false" svg:viewBox="0 0 23202 199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7" draw:text-style-name="MP3" draw:layer="backgroundobjects" svg:width="22.601cm" svg:height="0.198cm" svg:x="1.427cm" svg:y="16.726cm">
        <text:p/>
        <draw:enhanced-geometry draw:mirror-horizontal="false" draw:mirror-vertical="false" svg:viewBox="0 0 22602 199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8" draw:style-name="Mgr7" draw:text-style-name="MP3" draw:layer="backgroundobjects" svg:width="22.601cm" svg:height="0.001cm" svg:x="1.427cm" svg:y="3.924cm">
        <text:p/>
        <draw:enhanced-geometry draw:mirror-horizontal="false" draw:mirror-vertical="false" svg:viewBox="0 0 22602 2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_5f_-title" draw:layer="backgroundobjects" svg:width="22.859cm" svg:height="3.18cm" svg:x="1.27cm" svg:y="0.76cm" presentation:class="title" presentation:placeholder="true">
        <draw:text-box/>
      </draw:frame>
      <draw:frame presentation:style-name="Blank_20_Slide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_20_Slide_5f_-title" draw:layer="backgroundobjects" svg:width="14.848cm" svg:height="11.136cm" svg:x="3.075cm" svg:y="2.257cm" presentation:class="page"/>
        <draw:frame presentation:style-name="Blank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2-09T21:45:45.269000000</dc:date>
    <meta:editing-duration>PT37M13S</meta:editing-duration>
    <meta:editing-cycles>41</meta:editing-cycles>
    <meta:generator>LibreOffice/4.3.5.2$Windows_x86 LibreOffice_project/3a87456aaa6a95c63eea1c1b3201acedf0751bd5</meta:generator>
    <meta:document-statistic meta:object-count="382"/>
  </office:meta>
</office:document-meta>
</file>